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 svg:font-family="'Arial Unicode MS'"/>
    <style:font-face style:name="Droid Sans Devanagari1" svg:font-family="'Droid Sans Devanagari'" style:font-family-generic="swiss"/>
    <style:font-face style:name="Arial2" svg:font-family="Arial" style:font-pitch="variable"/>
    <style:font-face style:name="Arial Unicode MS1" svg:font-family="'Arial Unicode MS'" style:font-pitch="variable"/>
    <style:font-face style:name="Calibri1" svg:font-family="Calibr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line-height="5%"/>
    </style:style>
    <style:style style:name="P2" style:family="paragraph" style:parent-style-name="Frame_20_contents">
      <style:paragraph-properties fo:margin-left="0.0138in" fo:margin-right="0in" fo:margin-top="0.0118in" fo:margin-bottom="0in" loext:contextual-spacing="false" fo:text-indent="0in" style:auto-text-indent="false"/>
    </style:style>
    <style:style style:name="P3" style:family="paragraph" style:parent-style-name="Frame_20_contents">
      <style:paragraph-properties fo:margin-left="0.0138in" fo:margin-right="0in" fo:margin-top="0.0118in" fo:margin-bottom="0in" loext:contextual-spacing="false" fo:text-indent="0in" style:auto-text-indent="false"/>
      <style:text-properties style:use-window-font-color="true"/>
    </style:style>
    <style:style style:name="P4" style:family="paragraph" style:parent-style-name="Standard">
      <style:paragraph-properties fo:margin-top="0.0764in" fo:margin-bottom="0in" loext:contextual-spacing="false" fo:text-align="center" style:justify-single-word="false"/>
    </style:style>
    <style:style style:name="P5" style:family="paragraph" style:parent-style-name="Standard">
      <style:paragraph-properties fo:margin-left="0.3957in" fo:margin-right="0.3945in" fo:line-height="0.139in" fo:text-align="justify" style:justify-single-word="false" fo:text-indent="0in" style:auto-text-indent="false"/>
    </style:style>
    <style:style style:name="P6" style:family="paragraph" style:parent-style-name="Standard">
      <style:paragraph-properties fo:margin-left="0.3957in" fo:margin-right="0.3945in" fo:line-height="0.139in" fo:text-align="justify" style:justify-single-word="false" fo:text-indent="0in" style:auto-text-indent="false"/>
      <style:text-properties officeooo:paragraph-rsid="00394fc8"/>
    </style:style>
    <style:style style:name="P7" style:family="paragraph" style:parent-style-name="Standard">
      <style:paragraph-properties fo:margin-left="0.3957in" fo:margin-right="0.3945in" fo:line-height="0.139in" fo:text-align="justify" style:justify-single-word="false" fo:text-indent="0in" style:auto-text-indent="false"/>
      <style:text-properties officeooo:paragraph-rsid="0073e8c3"/>
    </style:style>
    <style:style style:name="P8" style:family="paragraph" style:parent-style-name="Standard">
      <style:paragraph-properties fo:margin-left="0.3957in" fo:margin-right="0in" fo:margin-top="0.0764in" fo:margin-bottom="0in" loext:contextual-spacing="false" fo:text-align="justify" style:justify-single-word="false" fo:text-indent="0in" style:auto-text-indent="false"/>
    </style:style>
    <style:style style:name="P9"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247203"/>
    </style:style>
    <style:style style:name="P10"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3fc087"/>
    </style:style>
    <style:style style:name="P11"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4d2f7a"/>
    </style:style>
    <style:style style:name="P12"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77b812"/>
    </style:style>
    <style:style style:name="P13"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fo:color="#ff0000" style:font-name="Times New Roman1" fo:font-size="10pt" fo:language="en" fo:country="none" officeooo:paragraph-rsid="00120968" style:font-size-asian="10pt" style:font-size-complex="10pt"/>
    </style:style>
    <style:style style:name="P14"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style:font-name="Times New Roman1" fo:font-size="10pt" officeooo:paragraph-rsid="00795be8" style:font-size-asian="10pt" style:font-size-complex="10pt"/>
    </style:style>
    <style:style style:name="P15" style:family="paragraph" style:parent-style-name="Text_20_body">
      <style:paragraph-properties fo:margin-left="0.0811in" fo:margin-right="0.0791in" fo:margin-top="0.1138in" fo:margin-bottom="0in" loext:contextual-spacing="false" fo:line-height="0.1528in" fo:text-align="justify" style:justify-single-word="false" fo:text-indent="0in" style:auto-text-indent="false"/>
    </style:style>
    <style:style style:name="P16" style:family="paragraph" style:parent-style-name="Text_20_body">
      <style:paragraph-properties fo:margin-top="0.002in" fo:margin-bottom="0in" loext:contextual-spacing="false"/>
      <style:text-properties fo:font-size="12.5pt" style:font-size-asian="12.5pt"/>
    </style:style>
    <style:style style:name="P17" style:family="paragraph" style:parent-style-name="Text_20_body">
      <style:paragraph-properties fo:margin-top="0.0008in" fo:margin-bottom="0in" loext:contextual-spacing="false"/>
      <style:text-properties fo:font-size="13.5pt" style:font-size-asian="13.5pt"/>
    </style:style>
    <style:style style:name="P18"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9" style:family="paragraph" style:parent-style-name="Text_20_body">
      <style:paragraph-properties fo:margin-top="0.0043in" fo:margin-bottom="0in" loext:contextual-spacing="false"/>
      <style:text-properties fo:font-size="11pt" style:font-size-asian="11pt"/>
    </style:style>
    <style:style style:name="P20" style:family="paragraph" style:parent-style-name="Text_20_body">
      <style:paragraph-properties fo:margin-left="0.0807in" fo:margin-right="0in" fo:line-height="0.1528in" fo:text-align="justify" style:justify-single-word="false" fo:text-indent="0.2071in" style:auto-text-indent="false"/>
    </style:style>
    <style:style style:name="P21" style:family="paragraph" style:parent-style-name="Text_20_body">
      <style:paragraph-properties fo:margin-left="0.0807in" fo:margin-right="0in" fo:line-height="0.1528in" fo:text-align="justify" style:justify-single-word="false" fo:text-indent="0.2071in" style:auto-text-indent="false"/>
      <style:text-properties officeooo:paragraph-rsid="00139d76"/>
    </style:style>
    <style:style style:name="P22" style:family="paragraph" style:parent-style-name="Text_20_body">
      <style:paragraph-properties fo:margin-left="0.0807in" fo:margin-right="0in" fo:line-height="0.1528in" fo:text-align="justify" style:justify-single-word="false" fo:text-indent="0.2071in" style:auto-text-indent="false"/>
      <style:text-properties fo:color="#3399ff" officeooo:rsid="0014f3df" officeooo:paragraph-rsid="0014f3df"/>
    </style:style>
    <style:style style:name="P23" style:family="paragraph" style:parent-style-name="Text_20_body">
      <style:paragraph-properties fo:margin-left="0.0807in" fo:margin-right="0in" fo:line-height="0.1528in" fo:text-align="justify" style:justify-single-word="false" fo:text-indent="0.2071in" style:auto-text-indent="false"/>
      <style:text-properties officeooo:rsid="00785c90" officeooo:paragraph-rsid="00785c90"/>
    </style:style>
    <style:style style:name="P24" style:family="paragraph" style:parent-style-name="Text_20_body">
      <style:paragraph-properties fo:margin-left="0.0807in" fo:margin-right="0in" fo:margin-top="0.0866in" fo:margin-bottom="0in" loext:contextual-spacing="false" fo:line-height="0.1528in" fo:text-align="justify" style:justify-single-word="false" fo:text-indent="0.2071in" style:auto-text-indent="false"/>
      <style:text-properties officeooo:paragraph-rsid="00129185"/>
    </style:style>
    <style:style style:name="P25"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6"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7" style:family="paragraph" style:parent-style-name="Standard">
      <style:paragraph-properties fo:margin-left="0.3957in" fo:margin-right="1.5563in" fo:line-height="173%" fo:text-indent="0in" style:auto-text-indent="false"/>
      <style:text-properties fo:font-size="9pt" style:font-size-asian="9pt"/>
    </style:style>
    <style:style style:name="P28"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29" style:family="paragraph" style:parent-style-name="Text_20_body" style:master-page-name="Standard">
      <style:paragraph-properties fo:margin-left="0.0783in" fo:margin-right="0in" fo:text-indent="0in" style:auto-text-indent="false" style:page-number="auto"/>
    </style:style>
    <style:style style:name="P30"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fo:color="#9900ff" officeooo:paragraph-rsid="00754f9b"/>
    </style:style>
    <style:style style:name="P31"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fo:color="#ff0000" style:font-name="Times New Roman1" fo:font-size="10pt" fo:language="en" fo:country="none" officeooo:rsid="00795be8" officeooo:paragraph-rsid="00795be8" fo:background-color="#ffff00" style:font-size-asian="10pt" style:font-size-complex="10pt"/>
    </style:style>
    <style:style style:name="P32" style:family="paragraph" style:parent-style-name="Text_20_body" style:master-page-name="Converted1">
      <style:paragraph-properties fo:margin-top="0.0055in" fo:margin-bottom="0in" loext:contextual-spacing="false" style:page-number="auto"/>
      <style:text-properties fo:font-size="6pt" style:font-size-asian="6pt"/>
    </style:style>
    <style:style style:name="P33" style:family="paragraph" style:parent-style-name="Heading_20_1" style:list-style-name="WWNum2">
      <style:paragraph-properties fo:margin-left="0.2472in" fo:margin-right="0in" fo:text-indent="-0.1661in" style:auto-text-indent="false">
        <style:tab-stops>
          <style:tab-stop style:position="0.248in"/>
        </style:tab-stops>
      </style:paragraph-properties>
      <style:text-properties style:text-scale="105%"/>
    </style:style>
    <style:style style:name="P34" style:family="paragraph" style:parent-style-name="Heading_20_1" style:list-style-name="WWNum2">
      <style:paragraph-properties fo:margin-left="0.2472in" fo:margin-right="0in" fo:margin-top="0.1492in" fo:margin-bottom="0in" loext:contextual-spacing="false" fo:text-align="justify" style:justify-single-word="false" fo:text-indent="-0.1661in" style:auto-text-indent="false">
        <style:tab-stops>
          <style:tab-stop style:position="0.248in"/>
        </style:tab-stops>
      </style:paragraph-properties>
      <style:text-properties style:font-name="Times New Roman1" fo:font-size="10pt" style:font-size-asian="10pt" style:font-size-complex="10pt"/>
    </style:style>
    <style:style style:name="P35" style:family="paragraph">
      <loext:graphic-properties draw:fill="none"/>
      <style:paragraph-properties fo:text-align="start"/>
      <style:text-properties fo:font-size="18pt"/>
    </style:style>
    <style:style style:name="P36" style:family="paragraph">
      <loext:graphic-properties draw:fill="none"/>
      <style:paragraph-properties fo:text-align="start"/>
    </style:style>
    <style:style style:name="P37" style:family="paragraph">
      <style:paragraph-properties fo:margin-top="0.0055in" fo:margin-bottom="0in" style:line-height-at-least="0.1528in" fo:text-align="start"/>
    </style:style>
    <style:style style:name="P38" style:family="paragraph">
      <loext:graphic-properties draw:fill="none"/>
      <style:paragraph-properties fo:margin-top="0.0055in" fo:margin-bottom="0in" style:line-height-at-least="0.1528in" fo:text-align="start"/>
    </style:style>
    <style:style style:name="P39" style:family="paragraph">
      <style:paragraph-properties fo:margin-top="0in" fo:margin-bottom="0in" style:line-height-at-least="0.1693in" fo:text-align="start"/>
    </style:style>
    <style:style style:name="P40"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fo:letter-spacing="-0.002in" style:font-size-asian="9pt"/>
    </style:style>
    <style:style style:name="T4" style:family="text">
      <style:text-properties style:use-window-font-color="true" fo:font-size="9pt" fo:letter-spacing="-0.0083in" style:font-size-asian="9pt"/>
    </style:style>
    <style:style style:name="T5" style:family="text">
      <style:text-properties style:use-window-font-color="true" fo:font-size="9pt" fo:letter-spacing="-0.0181in" style:font-size-asian="9pt"/>
    </style:style>
    <style:style style:name="T6" style:family="text">
      <style:text-properties style:use-window-font-color="true" fo:font-size="9pt" fo:letter-spacing="-0.0055in" style:font-size-asian="9pt"/>
    </style:style>
    <style:style style:name="T7" style:family="text">
      <style:text-properties style:use-window-font-color="true" fo:font-size="9pt" fo:letter-spacing="-0.0008in" style:font-size-asian="9pt"/>
    </style:style>
    <style:style style:name="T8" style:family="text">
      <style:text-properties style:use-window-font-color="true" fo:font-size="9pt" fo:letter-spacing="-0.0063in" style:font-size-asian="9pt"/>
    </style:style>
    <style:style style:name="T9" style:family="text">
      <style:text-properties style:use-window-font-color="true" style:font-name="Arial"/>
    </style:style>
    <style:style style:name="T10" style:family="text">
      <style:text-properties style:use-window-font-color="true" style:font-name="Arial" fo:font-size="9pt" fo:font-style="italic" style:font-size-asian="9pt" style:font-style-asian="italic"/>
    </style:style>
    <style:style style:name="T11" style:family="text">
      <style:text-properties style:use-window-font-color="true" style:font-name="Arial" fo:font-size="8.5pt" fo:font-style="italic" style:font-size-asian="8.5pt" style:font-style-asian="italic"/>
    </style:style>
    <style:style style:name="T12" style:family="text">
      <style:text-properties style:use-window-font-color="true" fo:letter-spacing="-0.0126in"/>
    </style:style>
    <style:style style:name="T13" style:family="text">
      <style:text-properties style:use-window-font-color="true" fo:font-weight="normal" fo:background-color="transparent" loext:char-shading-value="0" style:font-weight-asian="normal" style:font-weight-complex="normal"/>
    </style:style>
    <style:style style:name="T14" style:family="text">
      <style:text-properties style:use-window-font-color="true" fo:font-weight="normal" fo:background-color="transparent" loext:char-shading-value="0" style:font-weight-asian="normal" style:font-weight-complex="normal"/>
    </style:style>
    <style:style style:name="T15" style:family="text">
      <style:text-properties style:use-window-font-color="true" fo:letter-spacing="-0.0035in"/>
    </style:style>
    <style:style style:name="T16" style:family="text">
      <style:text-properties style:use-window-font-color="true" fo:letter-spacing="-0.0035in" fo:font-style="italic" style:font-style-asian="italic"/>
    </style:style>
    <style:style style:name="T17" style:family="text">
      <style:text-properties style:use-window-font-color="true" fo:letter-spacing="-0.0055in"/>
    </style:style>
    <style:style style:name="T18" style:family="text">
      <style:text-properties style:use-window-font-color="true" fo:letter-spacing="-0.0228in"/>
    </style:style>
    <style:style style:name="T19" style:family="text">
      <style:text-properties style:use-window-font-color="true" fo:font-style="italic" style:font-style-asian="italic"/>
    </style:style>
    <style:style style:name="T20" style:family="text">
      <style:text-properties style:use-window-font-color="true" fo:letter-spacing="-0.0043in"/>
    </style:style>
    <style:style style:name="T21" style:family="text">
      <style:text-properties style:use-window-font-color="true" fo:letter-spacing="-0.0047in"/>
    </style:style>
    <style:style style:name="T22" style:family="text">
      <style:text-properties style:use-window-font-color="true" fo:letter-spacing="-0.0075in"/>
    </style:style>
    <style:style style:name="T23" style:family="text">
      <style:text-properties style:use-window-font-color="true" fo:letter-spacing="-0.0098in"/>
    </style:style>
    <style:style style:name="T24" style:family="text">
      <style:text-properties style:use-window-font-color="true" fo:letter-spacing="-0.0083in"/>
    </style:style>
    <style:style style:name="T25" style:family="text">
      <style:text-properties style:use-window-font-color="true" fo:letter-spacing="-0.0091in"/>
    </style:style>
    <style:style style:name="T26" style:family="text">
      <style:text-properties style:use-window-font-color="true" officeooo:rsid="0041d120" fo:background-color="transparent" loext:char-shading-value="0"/>
    </style:style>
    <style:style style:name="T27" style:family="text">
      <style:text-properties style:use-window-font-color="true" officeooo:rsid="00457653" fo:background-color="transparent" loext:char-shading-value="0"/>
    </style:style>
    <style:style style:name="T28" style:family="text">
      <style:text-properties style:use-window-font-color="true" style:font-name="Times New Roman1" fo:font-size="9pt" fo:language="en" fo:country="none" fo:font-style="normal" officeooo:rsid="0066d2d4" style:font-size-asian="9pt" style:font-style-asian="normal" style:font-size-complex="9pt" style:font-style-complex="normal"/>
    </style:style>
    <style:style style:name="T29" style:family="text">
      <style:text-properties style:use-window-font-color="true" style:font-name="Times New Roman1" fo:font-size="9pt" fo:language="en" fo:country="none" fo:font-style="normal" officeooo:rsid="00675cd5" style:font-size-asian="9pt" style:font-style-asian="normal" style:font-size-complex="9pt" style:font-style-complex="normal"/>
    </style:style>
    <style:style style:name="T30" style:family="text">
      <style:text-properties style:use-window-font-color="true" style:font-name="Times New Roman1" fo:font-size="9pt" fo:language="en" fo:country="none" fo:font-style="normal" officeooo:rsid="006cd772" style:font-size-asian="9pt" style:font-style-asian="normal" style:font-size-complex="9pt" style:font-style-complex="normal"/>
    </style:style>
    <style:style style:name="T31" style:family="text">
      <style:text-properties style:use-window-font-color="true" style:font-name="Times New Roman1" fo:font-size="9pt" fo:language="en" fo:country="none" fo:font-style="normal" officeooo:rsid="0073e8c3" style:font-size-asian="9pt" style:font-style-asian="normal" style:font-size-complex="9pt" style:font-style-complex="normal"/>
    </style:style>
    <style:style style:name="T32" style:family="text">
      <style:text-properties style:use-window-font-color="true" style:font-name="Times New Roman1" fo:font-size="9pt" fo:font-style="normal" officeooo:rsid="0066d2d4" style:font-size-asian="9pt" style:font-style-asian="normal" style:font-size-complex="9pt" style:font-style-complex="normal"/>
    </style:style>
    <style:style style:name="T33" style:family="text">
      <style:text-properties style:use-window-font-color="true" fo:language="en" fo:country="none" officeooo:rsid="00795be8" fo:background-color="transparent" loext:char-shading-value="0"/>
    </style:style>
    <style:style style:name="T34" style:family="text">
      <style:text-properties fo:font-size="9pt" style:font-size-asian="9pt"/>
    </style:style>
    <style:style style:name="T35" style:family="text">
      <style:text-properties fo:font-size="9pt" fo:letter-spacing="-0.002in" style:font-size-asian="9pt"/>
    </style:style>
    <style:style style:name="T36" style:family="text">
      <style:text-properties fo:font-size="9pt" fo:letter-spacing="-0.0083in" style:font-size-asian="9pt"/>
    </style:style>
    <style:style style:name="T37" style:family="text">
      <style:text-properties fo:font-size="9pt" fo:letter-spacing="-0.0181in" style:font-size-asian="9pt"/>
    </style:style>
    <style:style style:name="T38" style:family="text">
      <style:text-properties fo:font-size="9pt" fo:background-color="#ffff00" loext:char-shading-value="0" style:font-size-asian="9pt"/>
    </style:style>
    <style:style style:name="T39" style:family="text">
      <style:text-properties fo:font-size="9pt" fo:letter-spacing="-0.0126in" style:font-size-asian="9pt"/>
    </style:style>
    <style:style style:name="T40" style:family="text">
      <style:text-properties fo:font-size="9pt" fo:letter-spacing="-0.0008in" style:font-size-asian="9pt"/>
    </style:style>
    <style:style style:name="T41" style:family="text">
      <style:text-properties fo:font-size="9pt" fo:letter-spacing="-0.0043in" style:font-size-asian="9pt"/>
    </style:style>
    <style:style style:name="T42" style:family="text">
      <style:text-properties fo:font-size="9pt" fo:letter-spacing="-0.0063in" style:font-size-asian="9pt"/>
    </style:style>
    <style:style style:name="T43" style:family="text">
      <style:text-properties fo:font-size="9pt" fo:letter-spacing="-0.0217in" style:font-size-asian="9pt"/>
    </style:style>
    <style:style style:name="T44" style:family="text">
      <style:text-properties style:font-name="Arial"/>
    </style:style>
    <style:style style:name="T45" style:family="text">
      <style:text-properties style:font-name="Arial" fo:font-size="9pt" fo:font-style="italic" style:font-size-asian="9pt" style:font-style-asian="italic"/>
    </style:style>
    <style:style style:name="T46" style:family="text">
      <style:text-properties style:font-name="Arial" fo:font-size="9pt" style:font-size-asian="9pt"/>
    </style:style>
    <style:style style:name="T47" style:family="text">
      <style:text-properties style:font-name="Arial" fo:font-size="9pt" fo:background-color="#ffff00" loext:char-shading-value="0" style:font-size-asian="9pt"/>
    </style:style>
    <style:style style:name="T48" style:family="text">
      <style:text-properties style:font-name="Arial" fo:font-size="16pt" fo:font-weight="bold" style:font-size-asian="16pt" style:font-weight-asian="bold"/>
    </style:style>
    <style:style style:name="T49" style:family="text">
      <style:text-properties style:font-name="Arial" fo:font-size="16pt" fo:letter-spacing="-0.002in" fo:font-weight="bold" style:font-size-asian="16pt" style:font-weight-asian="bold"/>
    </style:style>
    <style:style style:name="T50" style:family="text">
      <style:text-properties style:font-name="Arial" fo:font-size="8.5pt" fo:font-weight="bold" style:font-size-asian="8.5pt" style:font-weight-asian="bold"/>
    </style:style>
    <style:style style:name="T51" style:family="text">
      <style:text-properties style:font-name="Arial" fo:font-size="8.5pt" fo:font-style="italic" style:font-size-asian="8.5pt" style:font-style-asian="italic"/>
    </style:style>
    <style:style style:name="T52" style:family="text">
      <style:text-properties fo:color="#ff0000"/>
    </style:style>
    <style:style style:name="T53" style:family="text">
      <style:text-properties fo:color="#ff0000" fo:font-size="9pt" style:font-size-asian="9pt"/>
    </style:style>
    <style:style style:name="T54" style:family="text">
      <style:text-properties fo:color="#ff0000" fo:font-size="9pt" officeooo:rsid="00394fc8" style:font-size-asian="9pt"/>
    </style:style>
    <style:style style:name="T55" style:family="text">
      <style:text-properties fo:color="#ff0000" fo:font-size="9pt" fo:letter-spacing="-0.0008in" style:font-size-asian="9pt"/>
    </style:style>
    <style:style style:name="T56" style:family="text">
      <style:text-properties fo:color="#ff0000" fo:font-size="9pt" fo:letter-spacing="-0.0008in" fo:background-color="transparent" loext:char-shading-value="0" style:font-size-asian="9pt"/>
    </style:style>
    <style:style style:name="T57" style:family="text">
      <style:text-properties fo:color="#ff0000" fo:font-size="9pt" fo:letter-spacing="-0.0126in" style:font-size-asian="9pt"/>
    </style:style>
    <style:style style:name="T58" style:family="text">
      <style:text-properties fo:color="#ff0000" fo:font-size="9pt" fo:letter-spacing="-0.0063in" style:font-size-asian="9pt"/>
    </style:style>
    <style:style style:name="T59" style:family="text">
      <style:text-properties fo:color="#ff0000" fo:letter-spacing="-0.0063in"/>
    </style:style>
    <style:style style:name="T60" style:family="text">
      <style:text-properties fo:color="#ff0000" fo:letter-spacing="-0.0035in"/>
    </style:style>
    <style:style style:name="T61" style:family="text">
      <style:text-properties fo:color="#ff0000" fo:letter-spacing="-0.0138in"/>
    </style:style>
    <style:style style:name="T62" style:family="text">
      <style:text-properties fo:color="#ff0000" fo:language="en" fo:country="none"/>
    </style:style>
    <style:style style:name="T63" style:family="text">
      <style:text-properties fo:color="#ff0000" fo:language="en" fo:country="none" officeooo:rsid="003b2722" fo:background-color="#99ffff" loext:char-shading-value="0"/>
    </style:style>
    <style:style style:name="T64" style:family="text">
      <style:text-properties fo:color="#ff0000" fo:language="en" fo:country="none" fo:background-color="#eeeeee" loext:char-shading-value="0"/>
    </style:style>
    <style:style style:name="T65" style:family="text">
      <style:text-properties fo:color="#ff0000" fo:letter-spacing="-0.0055in"/>
    </style:style>
    <style:style style:name="T66" style:family="text">
      <style:text-properties fo:color="#ff0000" fo:font-style="italic" style:font-style-asian="italic"/>
    </style:style>
    <style:style style:name="T67" style:family="text">
      <style:text-properties fo:color="#ff0000" fo:background-color="#ffff00" loext:char-shading-value="0"/>
    </style:style>
    <style:style style:name="T68" style:family="text">
      <style:text-properties fo:color="#ff0000" officeooo:rsid="0056302e" fo:background-color="#ffff00" loext:char-shading-value="0"/>
    </style:style>
    <style:style style:name="T69" style:family="text">
      <style:text-properties fo:color="#ff0000" fo:letter-spacing="-0.0083in"/>
    </style:style>
    <style:style style:name="T70" style:family="text">
      <style:text-properties fo:color="#ff0000" style:font-name="Times New Roman1" fo:font-size="10pt" style:font-size-asian="10pt" style:font-size-complex="10pt"/>
    </style:style>
    <style:style style:name="T71" style:family="text">
      <style:text-properties fo:color="#ff0000" style:font-name="Times New Roman1" fo:font-size="9pt" fo:language="en" fo:country="none" fo:font-style="normal" style:font-size-asian="9pt" style:font-style-asian="normal" style:font-size-complex="9pt" style:font-style-complex="normal"/>
    </style:style>
    <style:style style:name="T72" style:family="text">
      <style:text-properties fo:color="#ff0000" style:font-name="Times New Roman1" fo:font-size="9pt" fo:language="en" fo:country="none" fo:font-style="normal" officeooo:rsid="00695872" style:font-size-asian="9pt" style:font-style-asian="normal" style:font-size-complex="9pt" style:font-style-complex="normal"/>
    </style:style>
    <style:style style:name="T73" style:family="text">
      <style:text-properties fo:color="#ff0000" officeooo:rsid="00129185"/>
    </style:style>
    <style:style style:name="T74" style:family="text">
      <style:text-properties fo:color="#ff0000" fo:background-color="transparent" loext:char-shading-value="0"/>
    </style:style>
    <style:style style:name="T75" style:family="text">
      <style:text-properties fo:color="#ff0000" officeooo:rsid="0041d120" fo:background-color="transparent" loext:char-shading-value="0"/>
    </style:style>
    <style:style style:name="T76" style:family="text">
      <style:text-properties fo:color="#ff0000" fo:background-color="transparent" loext:char-shading-value="0"/>
    </style:style>
    <style:style style:name="T77" style:family="text">
      <style:text-properties fo:color="#ff0000" officeooo:rsid="00129185" fo:background-color="#99ffff" loext:char-shading-value="0"/>
    </style:style>
    <style:style style:name="T78" style:family="text">
      <style:text-properties fo:color="#ff0000" fo:background-color="#eeeeee" loext:char-shading-value="0"/>
    </style:style>
    <style:style style:name="T79" style:family="text">
      <style:text-properties style:text-scale="105%"/>
    </style:style>
    <style:style style:name="T80" style:family="text">
      <style:text-properties fo:background-color="#ffff00" loext:char-shading-value="0"/>
    </style:style>
    <style:style style:name="T81" style:family="text">
      <style:text-properties fo:letter-spacing="-0.002in"/>
    </style:style>
    <style:style style:name="T82" style:family="text">
      <style:text-properties fo:letter-spacing="-0.0311in" style:text-scale="105%"/>
    </style:style>
    <style:style style:name="T83" style:family="text">
      <style:text-properties fo:letter-spacing="-0.0043in"/>
    </style:style>
    <style:style style:name="T84" style:family="text">
      <style:text-properties fo:letter-spacing="-0.0043in" fo:background-color="#ffff00" loext:char-shading-value="0"/>
    </style:style>
    <style:style style:name="T85" style:family="text">
      <style:text-properties style:text-line-through-style="solid" style:text-line-through-type="single" fo:background-color="#ffff00" loext:char-shading-value="0"/>
    </style:style>
    <style:style style:name="T86" style:family="text">
      <style:text-properties fo:letter-spacing="-0.0118in"/>
    </style:style>
    <style:style style:name="T87" style:family="text">
      <style:text-properties fo:letter-spacing="-0.0047in"/>
    </style:style>
    <style:style style:name="T88" style:family="text">
      <style:text-properties fo:letter-spacing="-0.0055in"/>
    </style:style>
    <style:style style:name="T89" style:family="text">
      <style:text-properties style:text-scale="99%"/>
    </style:style>
    <style:style style:name="T90" style:family="text">
      <style:text-properties fo:letter-spacing="-0.0071in"/>
    </style:style>
    <style:style style:name="T91" style:family="text">
      <style:text-properties fo:letter-spacing="0.0165in"/>
    </style:style>
    <style:style style:name="T92" style:family="text">
      <style:text-properties fo:letter-spacing="0.0154in"/>
    </style:style>
    <style:style style:name="T93" style:family="text">
      <style:text-properties fo:letter-spacing="0.028in"/>
    </style:style>
    <style:style style:name="T94" style:family="text">
      <style:text-properties fo:letter-spacing="0.0047in"/>
    </style:style>
    <style:style style:name="T95" style:family="text">
      <style:text-properties fo:letter-spacing="0.0327in"/>
    </style:style>
    <style:style style:name="T96" style:family="text">
      <style:text-properties fo:letter-spacing="0.0035in"/>
    </style:style>
    <style:style style:name="T97" style:family="text">
      <style:text-properties fo:letter-spacing="0.0228in"/>
    </style:style>
    <style:style style:name="T98" style:family="text">
      <style:text-properties fo:letter-spacing="0.0071in"/>
    </style:style>
    <style:style style:name="T99" style:family="text">
      <style:text-properties fo:letter-spacing="-0.0189in"/>
    </style:style>
    <style:style style:name="T100" style:family="text">
      <style:text-properties fo:letter-spacing="-0.0091in"/>
    </style:style>
    <style:style style:name="T101" style:family="text">
      <style:text-properties fo:letter-spacing="-0.0083in"/>
    </style:style>
    <style:style style:name="T102" style:family="text">
      <style:text-properties fo:letter-spacing="-0.0138in"/>
    </style:style>
    <style:style style:name="T103" style:family="text">
      <style:text-properties style:font-name="Times New Roman1" fo:font-size="10pt" fo:language="en" fo:country="none" style:font-size-asian="10pt" style:font-size-complex="10pt"/>
    </style:style>
    <style:style style:name="T104" style:family="text">
      <style:text-properties style:font-name="Times New Roman1" fo:font-size="10pt" fo:language="en" fo:country="none" fo:background-color="#99ffff" loext:char-shading-value="0" style:font-size-asian="10pt" style:font-size-complex="10pt"/>
    </style:style>
    <style:style style:name="T105" style:family="text">
      <style:text-properties style:font-name="Times New Roman1" fo:font-size="10pt" fo:language="en" fo:country="none" officeooo:rsid="00120968" fo:background-color="#99ffff" loext:char-shading-value="0" style:font-size-asian="10pt" style:font-size-complex="10pt"/>
    </style:style>
    <style:style style:name="T106" style:family="text">
      <style:text-properties style:font-name="Times New Roman1" fo:font-size="9pt" fo:font-style="normal" style:font-size-asian="9pt" style:font-style-asian="normal" style:font-size-complex="9pt" style:font-style-complex="normal"/>
    </style:style>
    <style:style style:name="T107" style:family="text">
      <style:text-properties fo:background-color="transparent" loext:char-shading-value="0"/>
    </style:style>
    <style:style style:name="T108" style:family="text">
      <style:text-properties fo:background-color="transparent" loext:char-shading-value="0"/>
    </style:style>
    <style:style style:name="T109" style:family="text">
      <style:text-properties style:text-line-through-style="none" style:text-line-through-type="none"/>
    </style:style>
    <style:style style:name="T110" style:family="text">
      <style:text-properties fo:color="#9900ff"/>
    </style:style>
    <style:style style:name="T111" style:family="text">
      <style:text-properties fo:color="#9900ff" fo:font-size="9pt" style:font-size-asian="9pt"/>
    </style:style>
    <style:style style:name="T112" style:family="text">
      <style:text-properties fo:color="#9900ff" fo:font-size="9pt" officeooo:rsid="005a70f9" style:font-size-asian="9pt"/>
    </style:style>
    <style:style style:name="T113" style:family="text">
      <style:text-properties fo:color="#9900ff" fo:font-size="9pt" fo:background-color="#ffff00" loext:char-shading-value="0" style:font-size-asian="9pt"/>
    </style:style>
    <style:style style:name="T114" style:family="text">
      <style:text-properties fo:color="#9900ff" fo:background-color="#ffff00" loext:char-shading-value="0"/>
    </style:style>
    <style:style style:name="T115" style:family="text">
      <style:text-properties fo:color="#9900ff" officeooo:rsid="002f4af5"/>
    </style:style>
    <style:style style:name="T116" style:family="text">
      <style:text-properties fo:color="#9900ff" fo:background-color="transparent" loext:char-shading-value="0"/>
    </style:style>
    <style:style style:name="T117" style:family="text">
      <style:text-properties fo:color="#9900ff" fo:background-color="transparent" loext:char-shading-value="0"/>
    </style:style>
    <style:style style:name="T118" style:family="text">
      <style:text-properties fo:color="#9900ff" fo:font-style="italic" style:font-style-asian="italic"/>
    </style:style>
    <style:style style:name="T119" style:family="text">
      <style:text-properties fo:color="#9900ff" fo:letter-spacing="-0.0063in"/>
    </style:style>
    <style:style style:name="T120" style:family="text">
      <style:text-properties fo:color="#9900ff" fo:font-weight="normal" fo:background-color="#ffff00" loext:char-shading-value="0" style:font-weight-asian="normal" style:font-weight-complex="normal"/>
    </style:style>
    <style:style style:name="T121" style:family="text">
      <style:text-properties fo:color="#9900ff" fo:font-weight="normal" officeooo:rsid="00513821" fo:background-color="#ffff00" loext:char-shading-value="0" style:font-weight-asian="normal" style:font-weight-complex="normal"/>
    </style:style>
    <style:style style:name="T122" style:family="text">
      <style:text-properties fo:color="#9900ff" fo:font-weight="normal" fo:background-color="transparent" loext:char-shading-value="0" style:font-weight-asian="normal" style:font-weight-complex="normal"/>
    </style:style>
    <style:style style:name="T123" style:family="text">
      <style:text-properties fo:color="#9900ff" fo:font-weight="normal" officeooo:rsid="00513821" fo:background-color="transparent" loext:char-shading-value="0" style:font-weight-asian="normal" style:font-weight-complex="normal"/>
    </style:style>
    <style:style style:name="T124" style:family="text">
      <style:text-properties fo:color="#9900ff" fo:font-weight="normal" officeooo:rsid="00513821" fo:background-color="transparent" loext:char-shading-value="0" style:font-weight-asian="normal" style:font-weight-complex="normal"/>
    </style:style>
    <style:style style:name="T125" style:family="text">
      <style:text-properties fo:color="#9900ff" fo:font-weight="normal" fo:background-color="transparent" loext:char-shading-value="0" style:font-weight-asian="normal" style:font-weight-complex="normal"/>
    </style:style>
    <style:style style:name="T126" style:family="text">
      <style:text-properties fo:color="#9900ff" style:font-name="Times New Roman1" fo:font-size="9pt" fo:language="en" fo:country="none" fo:font-style="normal" style:font-size-asian="9pt" style:font-style-asian="normal" style:font-size-complex="9pt" style:font-style-complex="normal"/>
    </style:style>
    <style:style style:name="T127" style:family="text">
      <style:text-properties fo:color="#9900ff" style:font-name="Times New Roman1" fo:font-size="9pt" fo:language="en" fo:country="none" fo:font-style="normal" officeooo:rsid="00695872" style:font-size-asian="9pt" style:font-style-asian="normal" style:font-size-complex="9pt" style:font-style-complex="normal"/>
    </style:style>
    <style:style style:name="T128" style:family="text">
      <style:text-properties fo:color="#9900ff" style:font-name="Times New Roman1" fo:font-size="9pt" fo:language="en" fo:country="none" fo:font-style="normal" officeooo:rsid="0073e8c3" style:font-size-asian="9pt" style:font-style-asian="normal" style:font-size-complex="9pt" style:font-style-complex="normal"/>
    </style:style>
    <style:style style:name="T129" style:family="text">
      <style:text-properties fo:color="#9900ff" style:font-name="Times New Roman1" fo:font-size="9pt" fo:language="en" fo:country="none" fo:font-style="normal" officeooo:rsid="006e33de" style:font-size-asian="9pt" style:font-style-asian="normal" style:font-size-complex="9pt" style:font-style-complex="normal"/>
    </style:style>
    <style:style style:name="T130" style:family="text">
      <style:text-properties fo:color="#009900"/>
    </style:style>
    <style:style style:name="T131" style:family="text">
      <style:text-properties fo:color="#009900" fo:font-size="9pt" style:font-size-asian="9pt"/>
    </style:style>
    <style:style style:name="T132" style:family="text">
      <style:text-properties fo:color="#009900" fo:font-size="9pt" officeooo:rsid="005a70f9" style:font-size-asian="9pt"/>
    </style:style>
    <style:style style:name="T133" style:family="text">
      <style:text-properties fo:color="#009900" fo:font-size="9pt" fo:background-color="#99ffff" loext:char-shading-value="0" style:font-size-asian="9pt"/>
    </style:style>
    <style:style style:name="T134" style:family="text">
      <style:text-properties fo:color="#009900" fo:font-size="9pt" officeooo:rsid="00394fc8" fo:background-color="#99ffff" loext:char-shading-value="0" style:font-size-asian="9pt"/>
    </style:style>
    <style:style style:name="T135" style:family="text">
      <style:text-properties fo:color="#009900" fo:font-size="9pt" officeooo:rsid="005a70f9" fo:background-color="#99ffff" loext:char-shading-value="0" style:font-size-asian="9pt"/>
    </style:style>
    <style:style style:name="T136" style:family="text">
      <style:text-properties fo:color="#009900" fo:font-size="9pt" officeooo:rsid="005f3e75" fo:background-color="#99ffff" loext:char-shading-value="0" style:font-size-asian="9pt"/>
    </style:style>
    <style:style style:name="T137" style:family="text">
      <style:text-properties fo:color="#009900" fo:font-size="9pt" officeooo:rsid="005e16c0" fo:background-color="#99ffff" loext:char-shading-value="0" style:font-size-asian="9pt"/>
    </style:style>
    <style:style style:name="T138" style:family="text">
      <style:text-properties fo:color="#009900" fo:font-size="9pt" officeooo:rsid="00521271" fo:background-color="transparent" loext:char-shading-value="0" style:font-size-asian="9pt"/>
    </style:style>
    <style:style style:name="T139" style:family="text">
      <style:text-properties fo:color="#009900" fo:font-size="9pt" officeooo:rsid="005a70f9" fo:background-color="transparent" loext:char-shading-value="0" style:font-size-asian="9pt"/>
    </style:style>
    <style:style style:name="T140" style:family="text">
      <style:text-properties fo:color="#009900" fo:font-size="9pt" fo:letter-spacing="-0.0008in" style:font-size-asian="9pt"/>
    </style:style>
    <style:style style:name="T141" style:family="text">
      <style:text-properties fo:color="#009900" fo:background-color="#ffff00" loext:char-shading-value="0"/>
    </style:style>
    <style:style style:name="T142" style:family="text">
      <style:text-properties fo:color="#009900" fo:letter-spacing="-0.0035in"/>
    </style:style>
    <style:style style:name="T143" style:family="text">
      <style:text-properties fo:color="#009900" officeooo:rsid="00271af2"/>
    </style:style>
    <style:style style:name="T144" style:family="text">
      <style:text-properties fo:color="#009900" fo:background-color="#99ffff" loext:char-shading-value="0"/>
    </style:style>
    <style:style style:name="T145" style:family="text">
      <style:text-properties fo:color="#009900" officeooo:rsid="00271af2" fo:background-color="#99ffff" loext:char-shading-value="0"/>
    </style:style>
    <style:style style:name="T146" style:family="text">
      <style:text-properties fo:color="#009900" officeooo:rsid="002b164c" fo:background-color="#99ffff" loext:char-shading-value="0"/>
    </style:style>
    <style:style style:name="T147" style:family="text">
      <style:text-properties fo:color="#009900" officeooo:rsid="002f4af5" fo:background-color="#99ffff" loext:char-shading-value="0"/>
    </style:style>
    <style:style style:name="T148" style:family="text">
      <style:text-properties fo:color="#009900" officeooo:rsid="003b2722" fo:background-color="#99ffff" loext:char-shading-value="0"/>
    </style:style>
    <style:style style:name="T149" style:family="text">
      <style:text-properties fo:color="#009900" officeooo:rsid="003d0cc4" fo:background-color="#99ffff" loext:char-shading-value="0"/>
    </style:style>
    <style:style style:name="T150" style:family="text">
      <style:text-properties fo:color="#009900" officeooo:rsid="003fdfb7" fo:background-color="#99ffff" loext:char-shading-value="0"/>
    </style:style>
    <style:style style:name="T151" style:family="text">
      <style:text-properties fo:color="#009900" officeooo:rsid="00457653" fo:background-color="#99ffff" loext:char-shading-value="0"/>
    </style:style>
    <style:style style:name="T152" style:family="text">
      <style:text-properties fo:color="#009900" officeooo:rsid="0041d120" fo:background-color="#99ffff" loext:char-shading-value="0"/>
    </style:style>
    <style:style style:name="T153" style:family="text">
      <style:text-properties fo:color="#009900" officeooo:rsid="004321ba" fo:background-color="#99ffff" loext:char-shading-value="0"/>
    </style:style>
    <style:style style:name="T154" style:family="text">
      <style:text-properties fo:color="#009900" officeooo:rsid="00488122" fo:background-color="#99ffff" loext:char-shading-value="0"/>
    </style:style>
    <style:style style:name="T155" style:family="text">
      <style:text-properties fo:color="#009900" officeooo:rsid="00451643" fo:background-color="#99ffff" loext:char-shading-value="0"/>
    </style:style>
    <style:style style:name="T156" style:family="text">
      <style:text-properties fo:color="#009900" officeooo:rsid="004d2f7a" fo:background-color="#99ffff" loext:char-shading-value="0"/>
    </style:style>
    <style:style style:name="T157" style:family="text">
      <style:text-properties fo:color="#009900" officeooo:rsid="0041adaf" fo:background-color="#99ffff" loext:char-shading-value="0"/>
    </style:style>
    <style:style style:name="T158" style:family="text">
      <style:text-properties fo:color="#009900" officeooo:rsid="0035e60b" fo:background-color="#99ffff" loext:char-shading-value="0"/>
    </style:style>
    <style:style style:name="T159" style:family="text">
      <style:text-properties fo:color="#009900" officeooo:rsid="0036c3dd" fo:background-color="#99ffff" loext:char-shading-value="0"/>
    </style:style>
    <style:style style:name="T160" style:family="text">
      <style:text-properties fo:color="#009900" officeooo:rsid="00547716" fo:background-color="#99ffff" loext:char-shading-value="0"/>
    </style:style>
    <style:style style:name="T161" style:family="text">
      <style:text-properties fo:color="#009900" officeooo:rsid="0056302e" fo:background-color="#99ffff" loext:char-shading-value="0"/>
    </style:style>
    <style:style style:name="T162" style:family="text">
      <style:text-properties fo:color="#009900" officeooo:rsid="005404d0" fo:background-color="#99ffff" loext:char-shading-value="0"/>
    </style:style>
    <style:style style:name="T163" style:family="text">
      <style:text-properties fo:color="#009900" officeooo:rsid="0064002e" fo:background-color="#99ffff" loext:char-shading-value="0"/>
    </style:style>
    <style:style style:name="T164" style:family="text">
      <style:text-properties fo:color="#009900" officeooo:rsid="00341ee5" fo:background-color="#99ffff" loext:char-shading-value="0"/>
    </style:style>
    <style:style style:name="T165" style:family="text">
      <style:text-properties fo:color="#009900" officeooo:rsid="00247203" fo:background-color="#99ffff" loext:char-shading-value="0"/>
    </style:style>
    <style:style style:name="T166" style:family="text">
      <style:text-properties fo:color="#009900" officeooo:rsid="005f3e75" fo:background-color="#99ffff" loext:char-shading-value="0"/>
    </style:style>
    <style:style style:name="T167" style:family="text">
      <style:text-properties fo:color="#009900" officeooo:rsid="002b164c"/>
    </style:style>
    <style:style style:name="T168" style:family="text">
      <style:text-properties fo:color="#009900" fo:letter-spacing="-0.0055in"/>
    </style:style>
    <style:style style:name="T169" style:family="text">
      <style:text-properties fo:color="#009900" fo:letter-spacing="-0.0055in" officeooo:rsid="002ef099"/>
    </style:style>
    <style:style style:name="T170" style:family="text">
      <style:text-properties fo:color="#009900" fo:letter-spacing="-0.0055in" officeooo:rsid="002ef099" fo:background-color="#99ffff" loext:char-shading-value="0"/>
    </style:style>
    <style:style style:name="T171" style:family="text">
      <style:text-properties fo:color="#009900" fo:letter-spacing="-0.0043in"/>
    </style:style>
    <style:style style:name="T172" style:family="text">
      <style:text-properties fo:color="#009900" fo:letter-spacing="-0.0083in"/>
    </style:style>
    <style:style style:name="T173" style:family="text">
      <style:text-properties fo:color="#009900" style:text-line-through-style="none" style:text-line-through-type="none"/>
    </style:style>
    <style:style style:name="T174" style:family="text">
      <style:text-properties fo:color="#009900" officeooo:rsid="002f4af5"/>
    </style:style>
    <style:style style:name="T175" style:family="text">
      <style:text-properties fo:color="#009900" style:text-line-through-style="solid" style:text-line-through-type="single" fo:background-color="#ffff00" loext:char-shading-value="0"/>
    </style:style>
    <style:style style:name="T176" style:family="text">
      <style:text-properties fo:color="#009900" style:text-line-through-style="solid" style:text-line-through-type="single" fo:letter-spacing="-0.0228in" fo:background-color="#ffff00" loext:char-shading-value="0"/>
    </style:style>
    <style:style style:name="T177" style:family="text">
      <style:text-properties fo:color="#009900" style:text-line-through-style="solid" style:text-line-through-type="single" fo:letter-spacing="-0.0228in" fo:background-color="transparent" loext:char-shading-value="0"/>
    </style:style>
    <style:style style:name="T178" style:family="text">
      <style:text-properties fo:color="#009900" style:text-line-through-style="solid" style:text-line-through-type="single" fo:letter-spacing="-0.0228in" fo:background-color="transparent" loext:char-shading-value="0"/>
    </style:style>
    <style:style style:name="T179" style:family="text">
      <style:text-properties fo:color="#009900" style:text-line-through-style="solid" style:text-line-through-type="single" fo:background-color="transparent" loext:char-shading-value="0"/>
    </style:style>
    <style:style style:name="T180" style:family="text">
      <style:text-properties fo:color="#009900" style:text-line-through-style="solid" style:text-line-through-type="single" fo:background-color="transparent" loext:char-shading-value="0"/>
    </style:style>
    <style:style style:name="T181" style:family="text">
      <style:text-properties fo:color="#009900" fo:letter-spacing="-0.0063in"/>
    </style:style>
    <style:style style:name="T182" style:family="text">
      <style:text-properties fo:color="#009900" fo:background-color="transparent" loext:char-shading-value="0"/>
    </style:style>
    <style:style style:name="T183" style:family="text">
      <style:text-properties fo:color="#009900" officeooo:rsid="0041d120" fo:background-color="transparent" loext:char-shading-value="0"/>
    </style:style>
    <style:style style:name="T184" style:family="text">
      <style:text-properties fo:color="#009900" officeooo:rsid="004321ba" fo:background-color="transparent" loext:char-shading-value="0"/>
    </style:style>
    <style:style style:name="T185" style:family="text">
      <style:text-properties fo:color="#009900" officeooo:rsid="0046ac53" fo:background-color="transparent" loext:char-shading-value="0"/>
    </style:style>
    <style:style style:name="T186" style:family="text">
      <style:text-properties fo:color="#009900" officeooo:rsid="004fb8b9" fo:background-color="transparent" loext:char-shading-value="0"/>
    </style:style>
    <style:style style:name="T187" style:family="text">
      <style:text-properties fo:color="#009900" officeooo:rsid="00575820" fo:background-color="transparent" loext:char-shading-value="0"/>
    </style:style>
    <style:style style:name="T188" style:family="text">
      <style:text-properties fo:color="#009900" officeooo:rsid="00247203" fo:background-color="transparent" loext:char-shading-value="0"/>
    </style:style>
    <style:style style:name="T189" style:family="text">
      <style:text-properties fo:color="#009900" fo:background-color="transparent" loext:char-shading-value="0"/>
    </style:style>
    <style:style style:name="T190" style:family="text">
      <style:text-properties fo:color="#009900" officeooo:rsid="004fb8b9"/>
    </style:style>
    <style:style style:name="T191" style:family="text">
      <style:text-properties fo:color="#009900" officeooo:rsid="004d2f7a"/>
    </style:style>
    <style:style style:name="T192" style:family="text">
      <style:text-properties fo:color="#009900" fo:font-weight="normal" fo:background-color="#ffff00" loext:char-shading-value="0" style:font-weight-asian="normal" style:font-weight-complex="normal"/>
    </style:style>
    <style:style style:name="T193" style:family="text">
      <style:text-properties fo:color="#009900" fo:font-weight="normal" officeooo:rsid="00513821" fo:background-color="#ffff00" loext:char-shading-value="0" style:font-weight-asian="normal" style:font-weight-complex="normal"/>
    </style:style>
    <style:style style:name="T194" style:family="text">
      <style:text-properties fo:color="#009900" fo:font-weight="normal" officeooo:rsid="003fc087" fo:background-color="#ffff00" loext:char-shading-value="0" style:font-weight-asian="normal" style:font-weight-complex="normal"/>
    </style:style>
    <style:style style:name="T195" style:family="text">
      <style:text-properties fo:color="#009900" fo:font-weight="normal" officeooo:rsid="003e5190" fo:background-color="#99ffff" loext:char-shading-value="0" style:font-weight-asian="normal" style:font-weight-complex="normal"/>
    </style:style>
    <style:style style:name="T196" style:family="text">
      <style:text-properties fo:color="#009900" fo:font-weight="normal" officeooo:rsid="003fc087" fo:background-color="#99ffff" loext:char-shading-value="0" style:font-weight-asian="normal" style:font-weight-complex="normal"/>
    </style:style>
    <style:style style:name="T197" style:family="text">
      <style:text-properties fo:color="#009900" fo:font-weight="normal" officeooo:rsid="00513821" fo:background-color="#99ffff" loext:char-shading-value="0" style:font-weight-asian="normal" style:font-weight-complex="normal"/>
    </style:style>
    <style:style style:name="T198" style:family="text">
      <style:text-properties fo:color="#009900" fo:font-weight="normal" fo:background-color="transparent" loext:char-shading-value="0" style:font-weight-asian="normal" style:font-weight-complex="normal"/>
    </style:style>
    <style:style style:name="T199" style:family="text">
      <style:text-properties fo:color="#009900" fo:font-weight="normal" officeooo:rsid="00513821" fo:background-color="transparent" loext:char-shading-value="0" style:font-weight-asian="normal" style:font-weight-complex="normal"/>
    </style:style>
    <style:style style:name="T200" style:family="text">
      <style:text-properties fo:color="#009900" fo:font-weight="normal" officeooo:rsid="00513821" fo:background-color="transparent" loext:char-shading-value="0" style:font-weight-asian="normal" style:font-weight-complex="normal"/>
    </style:style>
    <style:style style:name="T201" style:family="text">
      <style:text-properties fo:color="#009900" fo:font-weight="normal" fo:background-color="transparent" loext:char-shading-value="0" style:font-weight-asian="normal" style:font-weight-complex="normal"/>
    </style:style>
    <style:style style:name="T202" style:family="text">
      <style:text-properties fo:color="#009900" fo:font-weight="normal" officeooo:rsid="003fc087" fo:background-color="transparent" loext:char-shading-value="0" style:font-weight-asian="normal" style:font-weight-complex="normal"/>
    </style:style>
    <style:style style:name="T203" style:family="text">
      <style:text-properties fo:color="#009900" fo:font-weight="normal" officeooo:rsid="003fc087" fo:background-color="transparent" loext:char-shading-value="0" style:font-weight-asian="normal" style:font-weight-complex="normal"/>
    </style:style>
    <style:style style:name="T204" style:family="text">
      <style:text-properties fo:color="#009900" officeooo:rsid="00547716"/>
    </style:style>
    <style:style style:name="T205" style:family="text">
      <style:text-properties fo:color="#009900" officeooo:rsid="0064002e"/>
    </style:style>
    <style:style style:name="T206" style:family="text">
      <style:text-properties fo:color="#009900" style:font-name="Times New Roman1" fo:font-size="9pt" fo:language="en" fo:country="none" fo:font-style="normal" style:font-size-asian="9pt" style:font-style-asian="normal" style:font-size-complex="9pt" style:font-style-complex="normal"/>
    </style:style>
    <style:style style:name="T207" style:family="text">
      <style:text-properties fo:color="#009900" style:font-name="Times New Roman1" fo:font-size="9pt" fo:language="en" fo:country="none" fo:font-style="normal" officeooo:rsid="00695872" style:font-size-asian="9pt" style:font-style-asian="normal" style:font-size-complex="9pt" style:font-style-complex="normal"/>
    </style:style>
    <style:style style:name="T208" style:family="text">
      <style:text-properties fo:color="#009900" style:font-name="Times New Roman1" fo:font-size="9pt" fo:language="en" fo:country="none" fo:font-style="normal" officeooo:rsid="0073e8c3" style:font-size-asian="9pt" style:font-style-asian="normal" style:font-size-complex="9pt" style:font-style-complex="normal"/>
    </style:style>
    <style:style style:name="T209" style:family="text">
      <style:text-properties fo:color="#009900" style:font-name="Times New Roman1" fo:font-size="9pt" fo:language="en" fo:country="none" fo:font-style="normal" officeooo:rsid="0074b0b8" style:font-size-asian="9pt" style:font-style-asian="normal" style:font-size-complex="9pt" style:font-style-complex="normal"/>
    </style:style>
    <style:style style:name="T210" style:family="text">
      <style:text-properties fo:color="#009900" style:font-name="Times New Roman1" fo:font-size="9pt" fo:language="en" fo:country="none" fo:font-style="normal" officeooo:rsid="006bebbd" style:font-size-asian="9pt" style:font-style-asian="normal" style:font-size-complex="9pt" style:font-style-complex="normal"/>
    </style:style>
    <style:style style:name="T211" style:family="text">
      <style:text-properties fo:color="#009900" style:font-name="Times New Roman1" fo:font-size="9pt" fo:language="en" fo:country="none" fo:font-style="normal" officeooo:rsid="006b334e" style:font-size-asian="9pt" style:font-style-asian="normal" style:font-size-complex="9pt" style:font-style-complex="normal"/>
    </style:style>
    <style:style style:name="T212" style:family="text">
      <style:text-properties fo:color="#009900" style:font-name="Times New Roman1" fo:font-size="9pt" fo:language="en" fo:country="none" fo:font-style="normal" officeooo:rsid="00701e35" style:font-size-asian="9pt" style:font-style-asian="normal" style:font-size-complex="9pt" style:font-style-complex="normal"/>
    </style:style>
    <style:style style:name="T213" style:family="text">
      <style:text-properties fo:color="#009900" style:font-name="Times New Roman1" fo:font-size="9pt" fo:language="en" fo:country="none" fo:font-style="normal" fo:background-color="#99ffff" loext:char-shading-value="0" style:font-size-asian="9pt" style:font-style-asian="normal" style:font-size-complex="9pt" style:font-style-complex="normal"/>
    </style:style>
    <style:style style:name="T214" style:family="text">
      <style:text-properties fo:color="#009900" style:font-name="Times New Roman1" fo:font-size="9pt" fo:language="en" fo:country="none" fo:font-style="normal" officeooo:rsid="00695872" fo:background-color="#99ffff" loext:char-shading-value="0" style:font-size-asian="9pt" style:font-style-asian="normal" style:font-size-complex="9pt" style:font-style-complex="normal"/>
    </style:style>
    <style:style style:name="T215" style:family="text">
      <style:text-properties fo:color="#009900" style:font-name="Times New Roman1" fo:font-size="9pt" fo:language="en" fo:country="none" fo:font-style="normal" officeooo:rsid="006cd772" fo:background-color="#99ffff" loext:char-shading-value="0" style:font-size-asian="9pt" style:font-style-asian="normal" style:font-size-complex="9pt" style:font-style-complex="normal"/>
    </style:style>
    <style:style style:name="T216" style:family="text">
      <style:text-properties fo:color="#009900" style:font-name="Times New Roman1" fo:font-size="9pt" fo:language="en" fo:country="none" fo:font-style="normal" officeooo:rsid="00675cd5" fo:background-color="#99ffff" loext:char-shading-value="0" style:font-size-asian="9pt" style:font-style-asian="normal" style:font-size-complex="9pt" style:font-style-complex="normal"/>
    </style:style>
    <style:style style:name="T217" style:family="text">
      <style:text-properties fo:color="#009900" style:font-name="Times New Roman1" fo:font-size="9pt" fo:language="en" fo:country="none" fo:font-style="normal" officeooo:rsid="0073e8c3" fo:background-color="#99ffff" loext:char-shading-value="0" style:font-size-asian="9pt" style:font-style-asian="normal" style:font-size-complex="9pt" style:font-style-complex="normal"/>
    </style:style>
    <style:style style:name="T218" style:family="text">
      <style:text-properties fo:color="#009900" style:font-name="Times New Roman1" fo:font-size="9pt" fo:language="en" fo:country="none" fo:font-style="normal" officeooo:rsid="0074b0b8" fo:background-color="#99ffff" loext:char-shading-value="0" style:font-size-asian="9pt" style:font-style-asian="normal" style:font-size-complex="9pt" style:font-style-complex="normal"/>
    </style:style>
    <style:style style:name="T219" style:family="text">
      <style:text-properties fo:color="#009900" style:font-name="Times New Roman1" fo:font-size="9pt" fo:language="en" fo:country="none" fo:font-style="normal" officeooo:rsid="006dd00c" fo:background-color="#99ffff" loext:char-shading-value="0" style:font-size-asian="9pt" style:font-style-asian="normal" style:font-size-complex="9pt" style:font-style-complex="normal"/>
    </style:style>
    <style:style style:name="T220" style:family="text">
      <style:text-properties fo:color="#009900" style:font-name="Times New Roman1" fo:font-size="9pt" fo:language="en" fo:country="none" fo:font-style="normal" fo:background-color="transparent" loext:char-shading-value="0" style:font-size-asian="9pt" style:font-style-asian="normal" style:font-size-complex="9pt" style:font-style-complex="normal"/>
    </style:style>
    <style:style style:name="T221" style:family="text">
      <style:text-properties fo:color="#009900" style:font-name="Times New Roman1" fo:font-size="9pt" fo:language="en" fo:country="none" fo:font-style="normal" officeooo:rsid="006bebbd" fo:background-color="transparent" loext:char-shading-value="0" style:font-size-asian="9pt" style:font-style-asian="normal" style:font-size-complex="9pt" style:font-style-complex="normal"/>
    </style:style>
    <style:style style:name="T222" style:family="text">
      <style:text-properties fo:color="#009900" style:font-name="Times New Roman1" fo:font-size="9pt" fo:language="en" fo:country="none" fo:font-style="normal" officeooo:rsid="006b334e" fo:background-color="transparent" loext:char-shading-value="0" style:font-size-asian="9pt" style:font-style-asian="normal" style:font-size-complex="9pt" style:font-style-complex="normal"/>
    </style:style>
    <style:style style:name="T223" style:family="text">
      <style:text-properties fo:color="#009900" style:font-name="Times New Roman1" fo:font-size="9pt" fo:language="en" fo:country="none" fo:font-style="normal" officeooo:rsid="00695872" fo:background-color="transparent" loext:char-shading-value="0" style:font-size-asian="9pt" style:font-style-asian="normal" style:font-size-complex="9pt" style:font-style-complex="normal"/>
    </style:style>
    <style:style style:name="T224" style:family="text">
      <style:text-properties fo:color="#009900" fo:language="en" fo:country="none" officeooo:rsid="00795be8" fo:background-color="#99ffff" loext:char-shading-value="0"/>
    </style:style>
    <style:style style:name="T225" style:family="text">
      <style:text-properties fo:color="#006600" fo:font-size="9pt" style:font-size-asian="9pt"/>
    </style:style>
    <style:style style:name="T226" style:family="text">
      <style:text-properties officeooo:rsid="00648709" fo:background-color="#99ffff" loext:char-shading-value="0"/>
    </style:style>
    <style:style style:name="T227" style:family="text">
      <style:text-properties fo:color="#009933"/>
    </style:style>
    <style:style style:name="T228"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229"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30" style:family="text">
      <style:text-properties fo:font-variant="normal" fo:text-transform="none" style:text-line-through-style="none" style:text-line-through-type="none" style:text-position="0% 100%" style:font-name="Arial Unicode M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4"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5"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6"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draw:g text:anchor-type="as-char" svg:y="0in" draw:z-index="1" draw:style-name="gr2"><draw:line draw:name="Line 103" draw:style-name="gr3" draw:text-style-name="P36" svg:x1="0in" svg:y1="0in" svg:x2="7.25in" svg:y2="0.0008in"><text:p/></draw:line><draw:line draw:name="Line 102" draw:style-name="gr3" draw:text-style-name="P36" svg:x1="0.0028in" svg:y1="0.3957in" svg:x2="0.0035in" svg:y2="0.3957in"><text:p/></draw:line><draw:line draw:name="Line 101" draw:style-name="gr3" draw:text-style-name="P36" svg:x1="7.2472in" svg:y1="0.3957in" svg:x2="7.248in" svg:y2="0.3957in"><text:p/></draw:line><draw:line draw:name="Line 100" draw:style-name="gr3" draw:text-style-name="P36" svg:x1="0in" svg:y1="0.3984in" svg:x2="7.25in" svg:y2="0.3984in"><text:p/></draw:line><draw:custom-shape draw:name="Text Box 99" draw:style-name="gr4" draw:text-style-name="P38" svg:width="3.1524in" svg:height="0.324in" svg:x="0.0472in" svg:y="0.0228in"><text:p text:style-name="P37"><text:span text:style-name="T228">A</text:span><text:span text:style-name="T228">s</text:span><text:span text:style-name="T228">t</text:span><text:span text:style-name="T228">r</text:span><text:span text:style-name="T228">o</text:span><text:span text:style-name="T228">n</text:span><text:span text:style-name="T228">o</text:span><text:span text:style-name="T228">m</text:span><text:span text:style-name="T228">y</text:span><text:span text:style-name="T228"> </text:span><text:span text:style-name="T228">&amp;</text:span><text:span text:style-name="T228"> </text:span><text:span text:style-name="T228">A</text:span><text:span text:style-name="T228">s</text:span><text:span text:style-name="T228">t</text:span><text:span text:style-name="T228">r</text:span><text:span text:style-name="T228">o</text:span><text:span text:style-name="T228">p</text:span><text:span text:style-name="T228">h</text:span><text:span text:style-name="T228">y</text:span><text:span text:style-name="T228">s</text:span><text:span text:style-name="T228">i</text:span><text:span text:style-name="T228">c</text:span><text:span text:style-name="T228">s</text:span><text:span text:style-name="T228"> </text:span><text:span text:style-name="T229">m</text:span><text:span text:style-name="T229">a</text:span><text:span text:style-name="T229">n</text:span><text:span text:style-name="T229">u</text:span><text:span text:style-name="T229">s</text:span><text:span text:style-name="T229">c</text:span><text:span text:style-name="T229">r</text:span><text:span text:style-name="T229">i</text:span><text:span text:style-name="T229">p</text:span><text:span text:style-name="T229">t</text:span><text:span text:style-name="T229"> </text:span><text:span text:style-name="T229">n</text:span><text:span text:style-name="T229">o</text:span><text:span text:style-name="T229">.</text:span><text:span text:style-name="T229"> </text:span><text:span text:style-name="T229">p</text:span><text:span text:style-name="T229">a</text:span><text:span text:style-name="T229">p</text:span><text:span text:style-name="T229">e</text:span><text:span text:style-name="T229">r</text:span><text:span text:style-name="T229">M</text:span><text:span text:style-name="T229">V</text:span><text:span text:style-name="T229">V</text:span><text:span text:style-name="T229">B</text:span><text:span text:style-name="T229"> </text:span><text:span text:style-name="T229">J</text:span><text:span text:style-name="T229">u</text:span><text:span text:style-name="T229">n</text:span><text:span text:style-name="T229">e</text:span><text:span text:style-name="T229"> </text:span><text:span text:style-name="T229">2</text:span><text:span text:style-name="T229">1</text:span><text:span text:style-name="T229">,</text:span><text:span text:style-name="T229"> </text:span><text:span text:style-name="T229">2</text:span><text:span text:style-name="T229">0</text:span><text:span text:style-name="T229">1</text:span><text:span text:style-name="T229">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8" draw:style-name="gr5" draw:text-style-name="P40" svg:width="0.7067in" svg:height="0.2669in" svg:x="6.5102in" svg:y="0.0189in"><text:p text:style-name="P39"><text:span text:style-name="T230">O</text:span><text:span text:style-name="T230">c</text:span><text:span text:style-name="T230"> </text:span><text:span text:style-name="T230">E</text:span><text:span text:style-name="T230">S</text:span><text:span text:style-name="T230">O</text:span><text:span text:style-name="T230"> </text:span><text:span text:style-name="T230">2</text:span><text:span text:style-name="T230">0</text:span><text:span text:style-name="T230">1</text:span><text:span text:style-name="T230">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6"/>
        <text:p text:style-name="P4"><text:span text:style-name="T48">Solar wind prediction </text:span><text:span text:style-name="T49">for </text:span><text:span text:style-name="T48">the Parker Solar Probe orbit</text:span></text:p>
        <text:p text:style-name="P25">Near-Sun extrapolations derived from an empirical solar wind model based on Helios and OMNI observations</text:p>
        <text:p text:style-name="P26">M. S. Venzmer and V. Bothmer</text:p>
        <text:p text:style-name="P17"/>
        <text:p text:style-name="P27">University of Goettingen, Institute for Astrophysics, Friedrich-Hund-Platz 1, 37077 Göttingen, Germany First draft 9 August 2016; received date; accepted date</text:p>
        <text:p text:style-name="P28">ABSTRACT</text:p>
        <text:p text:style-name="P18"/>
        <text:p text:style-name="P7"><text:span text:style-name="T51">Context.</text:span><text:span text:style-name="T106"> </text:span><text:span text:style-name="T32">In view of the planned near-Sun spacecraft mission Parker Solar Probe (PSP) (formerly Solar Probe Plus) the solar wind </text:span><text:span text:style-name="T28">environment for its </text:span><text:span text:style-name="T216">prime</text:span><text:span text:style-name="T29"> </text:span><text:span text:style-name="T28">mission duration (2018–2025) and down to its intended closest perihelion (9.86 solar radii) is extrapolated using in situ data. </text:span><text:span text:style-name="T206">The </text:span><text:span text:style-name="T213">P</text:span><text:span text:style-name="T214">SP</text:span><text:span text:style-name="T206"> mission will be humanity's first in-situ exploration of the </text:span><text:span text:style-name="T214">solar</text:span><text:span text:style-name="T207"> </text:span><text:span text:style-name="T206">corona</text:span><text:span text:style-name="T71"> </text:span><text:span text:style-name="T127">of a star</text:span><text:span text:style-name="T213">. </text:span><text:span text:style-name="T215">Visiting</text:span><text:span text:style-name="T71"> </text:span><text:span text:style-name="T30">t</text:span><text:span text:style-name="T28">his yet uncharted region is of special interest, because </text:span><text:span text:style-name="T215">it will</text:span><text:span text:style-name="T72"> </text:span><text:span text:style-name="T129">to </text:span><text:span text:style-name="T207">help answer hitherto unresolved science questions on the heating</text:span><text:span text:style-name="T210"> </text:span><text:span text:style-name="T207">of the solar corona </text:span><text:span text:style-name="T211">and </text:span><text:span text:style-name="T221">the</text:span><text:span text:style-name="T222"> </text:span><text:span text:style-name="T219">source</text:span><text:span text:style-name="T223"> and</text:span><text:span text:style-name="T207"> acceleration of </text:span><text:span text:style-name="T212">the </text:span><text:span text:style-name="T207">solar wind</text:span><text:span text:style-name="T127">, its structure and dynamics and the acceleration of</text:span><text:span text:style-name="T72"> </text:span><text:span text:style-name="T207">and solar energetic particles.</text:span><text:span text:style-name="T72"> </text:span><text:span text:style-name="T126">PSP is currently scheduled for launch in mid 2018. </text:span><text:span text:style-name="T31">The solar wind extrapolation </text:span><text:span text:style-name="T217">of this study</text:span><text:span text:style-name="T31"> is</text:span><text:span text:style-name="T128"> </text:span><text:span text:style-name="T217">performed within the project</text:span><text:span text:style-name="T208"> </text:span><text:span text:style-name="T206">CGAUSS (Coronagraphic German And US Solar Probe Survey)</text:span><text:span text:style-name="T220"> </text:span><text:span text:style-name="T217">which</text:span><text:span text:style-name="T206"> is the German contribution to the </text:span><text:span text:style-name="T218">PSP</text:span><text:span text:style-name="T209"> </text:span><text:span text:style-name="T206">mission as part of the Wide field Imager for Solar PRobe (WISPR).</text:span><text:span text:style-name="T71"> </text:span><text:span text:style-name="T126">Within the CGAUSS project the solar wind environment is extrapolated down to the closest perihelion of 9.86 solar radii distance to the Sun using in situ solar wind data. from the German-US Helios 1 and 2 space probes, including 1 AU data from various satellites compiled in the NASA/GSFC OMNI solar wind database.</text:span></text:p>
        <text:p text:style-name="P5"><text:span text:style-name="T51">Aims. </text:span><text:span text:style-name="T6">We <text:s/></text:span><text:span text:style-name="T2">present</text:span><text:span text:style-name="T53"> </text:span><text:span text:style-name="T111">the development of</text:span><text:span text:style-name="T53"> </text:span><text:span text:style-name="T2">an empirical </text:span><text:span text:style-name="T34">solar wind model for the inner heliosphere which is derived from Helios and OMNI in situ data. The </text:span><text:span text:style-name="T213">German-US</text:span><text:span text:style-name="T71"> </text:span><text:span text:style-name="T34">space probes Helios 1 and Helios 2 flew in the 1970s and observed solar wind in the ecliptic within heliocentric distances of 0</text:span><text:span text:style-name="T46">.</text:span><text:span text:style-name="T34">29–0</text:span><text:span text:style-name="T46">.</text:span><text:span text:style-name="T34">98</text:span><text:span text:style-name="T39"> </text:span><text:span text:style-name="T111">AU</text:span><text:span text:style-name="T53">.</text:span><text:span text:style-name="T40"> </text:span><text:span text:style-name="T2">The</text:span><text:span text:style-name="T7"> </text:span><text:span text:style-name="T2">OMNI</text:span><text:span text:style-name="T7"> </text:span><text:span text:style-name="T2">data</text:span><text:span text:style-name="T137">base</text:span><text:span text:style-name="T56"> </text:span><text:span text:style-name="T140">at NASA's Space Physics Data Facility (SPDF)</text:span><text:span text:style-name="T55"> </text:span><text:span text:style-name="T34">consists</text:span><text:span text:style-name="T40"> </text:span><text:span text:style-name="T34">of</text:span><text:span text:style-name="T40"> </text:span><text:span text:style-name="T34">multi-spacecraft</text:span><text:span text:style-name="T40"> </text:span><text:span text:style-name="T34">intercalibrated</text:span><text:span text:style-name="T40"> </text:span><text:span text:style-name="T34">in</text:span><text:span text:style-name="T40"> </text:span><text:span text:style-name="T34">situ</text:span><text:span text:style-name="T40"> </text:span><text:span text:style-name="T34">data</text:span><text:span text:style-name="T40"> </text:span><text:span text:style-name="T131">obtained near</text:span><text:span text:style-name="T225"> </text:span><text:span text:style-name="T2">1</text:span><text:span text:style-name="T57"> </text:span><text:span text:style-name="T111">AU</text:span><text:span text:style-name="T53">.</text:span><text:span text:style-name="T55"> </text:span><text:span text:style-name="T131">The solar wind</text:span><text:span text:style-name="T53"> </text:span><text:span text:style-name="T2">model</text:span><text:span text:style-name="T7"> </text:span><text:span text:style-name="T2">is</text:span><text:span text:style-name="T7"> </text:span><text:span text:style-name="T34">used</text:span><text:span text:style-name="T40"> </text:span><text:span text:style-name="T34">together</text:span><text:span text:style-name="T40"> </text:span><text:span text:style-name="T34">with sunspot</text:span><text:span text:style-name="T41"> </text:span><text:span text:style-name="T34">number</text:span><text:span text:style-name="T41"> </text:span><text:span text:style-name="T34">predictions</text:span><text:span text:style-name="T41"> </text:span><text:span text:style-name="T34">to</text:span><text:span text:style-name="T41"> </text:span><text:span text:style-name="T34">estimate</text:span><text:span text:style-name="T41"> </text:span><text:span text:style-name="T34">the</text:span><text:span text:style-name="T41"> </text:span><text:span text:style-name="T34">frequency</text:span><text:span text:style-name="T41"> </text:span><text:span text:style-name="T34">distributions</text:span><text:span text:style-name="T41"> </text:span><text:span text:style-name="T34">of</text:span><text:span text:style-name="T41"> </text:span><text:span text:style-name="T34">major</text:span><text:span text:style-name="T41"> </text:span><text:span text:style-name="T34">solar</text:span><text:span text:style-name="T41"> </text:span><text:span text:style-name="T34">wind</text:span><text:span text:style-name="T41"> </text:span><text:span text:style-name="T34">parameters</text:span><text:span text:style-name="T41"> </text:span><text:span text:style-name="T34">PSP</text:span><text:span text:style-name="T41"> </text:span><text:span text:style-name="T34">will</text:span><text:span text:style-name="T41"> </text:span><text:span text:style-name="T34">encounter</text:span><text:span text:style-name="T41"> </text:span><text:span text:style-name="T131">during</text:span><text:span text:style-name="T34"> its</text:span><text:span text:style-name="T41"> </text:span><text:span text:style-name="T34">mission.</text:span></text:p>
        <text:p text:style-name="P6"><text:span text:style-name="T51">Methods. </text:span><text:span text:style-name="T34">The </text:span><text:span text:style-name="T111">established</text:span><text:span text:style-name="T34">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 by </text:span><text:span text:style-name="T38">shifting of these lognormal distributions</text:span><text:span text:style-name="T113"> nicht klar</text:span><text:span text:style-name="T38">.</text:span><text:span text:style-name="T34"> </text:span><text:span text:style-name="T6">We </text:span><text:span text:style-name="T111">take into account dependencies on</text:span><text:span text:style-name="T53"> </text:span><text:span text:style-name="T54"><text:s/></text:span><text:span text:style-name="T134">compile functional relations to</text:span><text:span text:style-name="T53"> </text:span><text:span text:style-name="T2">solar activity</text:span><text:span text:style-name="T34"> by correlating and fitting</text:span><text:span text:style-name="T41"> </text:span><text:span text:style-name="T34">the</text:span><text:span text:style-name="T41"> </text:span><text:span text:style-name="T34">frequency</text:span><text:span text:style-name="T41"> </text:span><text:span text:style-name="T34">distributions</text:span><text:span text:style-name="T41"> </text:span><text:span text:style-name="T34">with</text:span><text:span text:style-name="T41"> </text:span><text:span text:style-name="T34">the</text:span><text:span text:style-name="T41"> </text:span><text:span text:style-name="T34">sunspot</text:span><text:span text:style-name="T41"> </text:span><text:span text:style-name="T34">number</text:span><text:span text:style-name="T41"> </text:span><text:span text:style-name="T34">(SSN),</text:span><text:span text:style-name="T41"> </text:span><text:span text:style-name="T34">using</text:span><text:span text:style-name="T41"> </text:span><text:span text:style-name="T34">almost</text:span><text:span text:style-name="T41"> </text:span><text:span text:style-name="T34">five</text:span><text:span text:style-name="T41"> </text:span><text:span text:style-name="T34">solar</text:span><text:span text:style-name="T41"> </text:span><text:span text:style-name="T34">cycles</text:span><text:span text:style-name="T41"> </text:span><text:span text:style-name="T34">of</text:span><text:span text:style-name="T41"> </text:span><text:span text:style-name="T34">OMNI</text:span><text:span text:style-name="T41"> </text:span><text:span text:style-name="T34">data.</text:span><text:span text:style-name="T41"> </text:span><text:span text:style-name="T34">Further,</text:span><text:span text:style-name="T41"> </text:span><text:span text:style-name="T34">based</text:span><text:span text:style-name="T41"> </text:span><text:span text:style-name="T34">on</text:span><text:span text:style-name="T41"> </text:span><text:span text:style-name="T34">the combined</text:span><text:span text:style-name="T42"> </text:span><text:span text:style-name="T34">data</text:span><text:span text:style-name="T42"> </text:span><text:span text:style-name="T34">set</text:span><text:span text:style-name="T42"> </text:span><text:span text:style-name="T34">from</text:span><text:span text:style-name="T42"> </text:span><text:span text:style-name="T34">both</text:span><text:span text:style-name="T42"> </text:span><text:span text:style-name="T34">Helios</text:span><text:span text:style-name="T42"> </text:span><text:span text:style-name="T34">probes,</text:span><text:span text:style-name="T42"> </text:span><text:span text:style-name="T34">the</text:span><text:span text:style-name="T42"> </text:span><text:span text:style-name="T34">parameters’</text:span><text:span text:style-name="T42"> </text:span><text:span text:style-name="T34">frequency</text:span><text:span text:style-name="T42"> </text:span><text:span text:style-name="T34">distributions</text:span><text:span text:style-name="T8"> </text:span><text:span text:style-name="T2">are</text:span><text:span text:style-name="T8"> </text:span><text:span text:style-name="T2">fitted</text:span><text:span text:style-name="T58"> </text:span><text:span text:style-name="T131">with respect to</text:span><text:span text:style-name="T53"> </text:span><text:span text:style-name="T2">solar</text:span><text:span text:style-name="T8"> </text:span><text:span text:style-name="T2">distance</text:span><text:span text:style-name="T58"> </text:span><text:span text:style-name="T34">to</text:span><text:span text:style-name="T42"> </text:span><text:span text:style-name="T34">obtain</text:span><text:span text:style-name="T42"> </text:span><text:span text:style-name="T34">exponential dependencies. </text:span><text:span text:style-name="T131">Finally, by combining the found solar cycle and</text:span><text:span text:style-name="T2"> solar distance relations, </text:span><text:span text:style-name="T34">we </text:span><text:span text:style-name="T131">obtain</text:span><text:span text:style-name="T53"> </text:span><text:span text:style-name="T34">a simple dynamical solar wind model for the inner heliosphere, confined to the ecliptic</text:span><text:span text:style-name="T43"> </text:span><text:span text:style-name="T34">region.</text:span></text:p>
        <text:p text:style-name="P5"><text:span text:style-name="T51">Result</text:span><text:span text:style-name="T11">s. </text:span><text:span text:style-name="T2">The inclusion of SSN predictions and the extrapolation to the PSP perihelion region enables us to estimate the solar wind environment</text:span><text:span text:style-name="T53"> </text:span><text:span text:style-name="T139">for</text:span><text:span text:style-name="T111"> </text:span><text:span text:style-name="T112">the </text:span><text:span text:style-name="T132">PSP</text:span><text:span text:style-name="T135">’s</text:span><text:span text:style-name="T133"> </text:span><text:span text:style-name="T135">planned trajectory during its</text:span><text:span text:style-name="T138"> </text:span><text:span text:style-name="T131">prime mission</text:span><text:span text:style-name="T111"> </text:span><text:span text:style-name="T135">duration</text:span><text:span text:style-name="T111"> </text:span><text:span text:style-name="T131">2018</text:span><text:span text:style-name="T132">-</text:span><text:span text:style-name="T131">-202</text:span><text:span text:style-name="T136">5</text:span><text:span text:style-name="T131">.</text:span><text:span text:style-name="T53"> </text:span><text:span text:style-name="T38">The estimated solar wind values at PSP’s nearest perihelion are: ... Their values vary up to 0</text:span><text:span text:style-name="T47">.</text:span><text:span text:style-name="T38">0000 %, arising only from di</text:span><text:span text:style-name="T47">ff</text:span><text:span text:style-name="T38">ering amplitude assumptions for the next solar cycle.</text:span></text:p>
        <text:p text:style-name="P8"><text:span text:style-name="T50">Key words. <text:s/></text:span><text:span text:style-name="T34">solar wind – sun: heliosphere – sun: corona</text:span></text:p>
        <text:p text:style-name="Text_20_body"/>
      </text:section>
      <text:section text:style-name="Sect2" text:name="Section1">
        <text:p text:style-name="P19"/>
        <text:list xml:id="list1033656418826581290" text:style-name="WWNum2">
          <text:list-item>
            <text:h text:style-name="P33" text:outline-level="1">Introduction</text:h>
          </text:list-item>
        </text:list>
        <text:p text:style-name="P10"><text:span text:style-name="T124">Almost at the same time </text:span><text:span text:style-name="T200">F</text:span><text:span text:style-name="T201">rom observations of cometary tail fluctuations </text:span><text:span text:style-name="T125">(ref.</text:span><text:span text:style-name="T124">)</text:span><text:span text:style-name="T201"> </text:span><text:span text:style-name="T195">Biermann </text:span><text:span text:style-name="T197">(</text:span><text:span text:style-name="T196">1951</text:span><text:span text:style-name="T197">)</text:span><text:span text:style-name="T196"> </text:span><text:span text:style-name="T197">(</text:span><text:span text:style-name="T196">Kometenschweife und solare Korpuskularstrahlung</text:span><text:span text:style-name="T197">)</text:span><text:span text:style-name="T203"> inferred </text:span><text:span text:style-name="T200">t</text:span><text:span text:style-name="T203">he presence of a continuous flow of particles from the Sun</text:span><text:span text:style-name="T201">. </text:span><text:span text:style-name="T14">With his theoretical solar wind model Parker (1958)</text:span><text:span text:style-name="T108"> </text:span><text:span text:style-name="T189">formulated the existence of the solar wind even before the first satellites measured it in</text:span><text:span text:style-name="T117">-</text:span><text:span text:style-name="T189">situ in 1962 (ref. </text:span><text:span text:style-name="T149">Neugebauer1966, Mariner 2 Observations of the Solar Wind, 1, Average Properties</text:span><text:span text:style-name="T189">).</text:span></text:p>
        <text:p text:style-name="P11"><text:span text:style-name="T189">The idea of a space mission flying through the solar corona dates</text:span><text:span text:style-name="T141"> back to the founding year of NASA in 1958 (ref.).</text:span> <text:span text:style-name="T130">Since then </text:span><text:span text:style-name="T163">several</text:span><text:span text:style-name="T205"> </text:span><text:span text:style-name="T130">space</text:span><text:span text:style-name="T181"> </text:span><text:span text:style-name="T130">missions</text:span><text:span text:style-name="T181"> </text:span><text:span text:style-name="T119">like Helios 1 and 2, and Voyager 1 and 2</text:span><text:span text:style-name="T59"> </text:span><text:span text:style-name="T181">have measured </text:span><text:span text:style-name="T130">the solar wind in</text:span><text:span text:style-name="T144"> </text:span><text:span text:style-name="T130">situ </text:span><text:span text:style-name="T144">at </text:span><text:span text:style-name="T156">a wide range of heliocentric</text:span><text:span text:style-name="T191"> </text:span><text:span text:style-name="T130">distances</text:span><text:span text:style-name="T144">,</text:span><text:span text:style-name="T182"> </text:span><text:span text:style-name="T186">i</text:span><text:span text:style-name="T182">n the case of Voyager 1 </text:span><text:span text:style-name="T186">a</text:span><text:span text:style-name="T182">s far away as 13</text:span><text:span text:style-name="T157">8</text:span><text:span text:style-name="T74"> </text:span><text:span text:style-name="T116">AU</text:span><text:span text:style-name="T182">, having even left the </text:span><text:span text:style-name="T144">heliosp</text:span><text:span text:style-name="T150">aus</text:span><text:span text:style-name="T144">e </text:span><text:span text:style-name="T150">into interstellar space</text:span><text:span text:style-name="T182"> (ref.</text:span><text:span text:style-name="T144"> </text:span><text:span text:style-name="T150">Gurnett2013</text:span><text:span text:style-name="T182">). </text:span><text:span text:style-name="T26">Ulysses </text:span><text:span text:style-name="T27">was the </text:span><text:span text:style-name="T151">unique</text:span><text:span text:style-name="T152"> probe</text:span><text:span text:style-name="T183"> </text:span><text:span text:style-name="T184">that </text:span><text:span text:style-name="T152">orbit</text:span><text:span text:style-name="T153">ed</text:span><text:span text:style-name="T152"> the Sun</text:span><text:span text:style-name="T183"> out </text:span><text:span text:style-name="T185">of </text:span><text:span text:style-name="T183">the ecliptic </text:span><text:span text:style-name="T184">plane </text:span><text:span text:style-name="T152">and </text:span><text:span text:style-name="T154">thus </text:span><text:span text:style-name="T155">could </text:span><text:span text:style-name="T152">retriev</text:span><text:span text:style-name="T153">e</text:span><text:span text:style-name="T183"> solar wind measurements from</text:span><text:span text:style-name="T75"> </text:span><text:span text:style-name="T26">the poles of the Sun</text:span><text:span text:style-name="T75"> </text:span><text:span text:style-name="T183">(ref.)</text:span><text:span text:style-name="T26">. </text:span>So <text:span text:style-name="T81">far, </text:span>Helios 2 made the nearest<text:span text:style-name="T1"> in situ solar wind measurements</text:span><text:span text:style-name="T52"> </text:span><text:span text:style-name="T130">ever</text:span><text:span text:style-name="T52"> </text:span><text:span text:style-name="T130">at a distance </text:span><text:span text:style-name="T190">as close to the Sun as</text:span><text:span text:style-name="T130"> </text:span><text:span text:style-name="T1">0</text:span><text:span text:style-name="T9">.</text:span><text:span text:style-name="T1">29</text:span><text:span text:style-name="T52"> </text:span><text:span text:style-name="T110">AU</text:span><text:span text:style-name="T1">, closely</text:span><text:span text:style-name="T52"> </text:span><text:span text:style-name="T130">followed</text:span><text:span text:style-name="T52"> </text:span><text:span text:style-name="T1">by Helios 1 with</text:span><text:span text:style-name="T15"> </text:span><text:span text:style-name="T1">0</text:span><text:span text:style-name="T9">.</text:span><text:span text:style-name="T1">31</text:span><text:span text:style-name="T61"> </text:span><text:span text:style-name="T110">AU.</text:span></text:p>
        <text:p text:style-name="P9"><text:span text:style-name="T130">The</text:span><text:span text:style-name="T60"> </text:span><text:span text:style-name="T1">Parker</text:span><text:span text:style-name="T15"> </text:span><text:span text:style-name="T1">Solar</text:span><text:span text:style-name="T15"> </text:span><text:span text:style-name="T1">Probe</text:span><text:span text:style-name="T15"> </text:span><text:span text:style-name="T1">(PSP),</text:span><text:span text:style-name="T142"> </text:span><text:span text:style-name="T130">with a</text:span><text:span text:style-name="T52"> </text:span><text:span text:style-name="T1">planned launch date</text:span><text:span text:style-name="T52"> </text:span><text:span text:style-name="T130">in</text:span><text:span text:style-name="T52"> </text:span><text:span text:style-name="T1">mid 2018,</text:span><text:span text:style-name="T52"> </text:span><text:span text:style-name="T130">will reach after </text:span><text:span text:style-name="T145">six</text:span><text:span text:style-name="T130"> years in </text:span><text:span text:style-name="T144">202</text:span><text:span text:style-name="T145">4</text:span><text:span text:style-name="T130"> a distance of 9.86 RS, i.e. 0.04</text:span><text:span text:style-name="T148">59</text:span><text:span text:style-name="T130"> AU</text:span><text:span text:style-name="T74">. </text:span><text:span text:style-name="T165">This distance will be achieved</text:span><text:span text:style-name="T188"> </text:span><text:span text:style-name="T130">through </text:span><text:span text:style-name="T144">seve</text:span><text:span text:style-name="T145">n</text:span><text:span text:style-name="T130"> Venus gravity assists</text:span><text:span text:style-name="T144"> </text:span><text:span text:style-name="T145">with</text:span><text:span text:style-name="T144"> orbit</text:span><text:span text:style-name="T145">al</text:span><text:span text:style-name="T144"> </text:span><text:span text:style-name="T145">periods of</text:span><text:span text:style-name="T144"> 88</text:span><text:span text:style-name="T145">--168</text:span><text:span text:style-name="T130"> days. In </text:span><text:span text:style-name="T143">its </text:span><text:span text:style-name="T145">prime mission time 2018--202</text:span><text:span text:style-name="T166">5</text:span><text:span text:style-name="T130"> PSP provides 24 orbits with perihel</text:span><text:span text:style-name="T145">a</text:span><text:span text:style-name="T130"> inside 0.25 AU.</text:span></text:p>
        <text:p text:style-name="P30"><text:soft-page-break/>It will be humanity’s first space probe flying through the solar corona, providing the first in-situ measurements of the coronal and near-Sun solar wind plasma and magnetic field parameters and the properties of solar energetic particles, as well as their structures and dynamics.</text:p>
        <text:p text:style-name="P12"><text:span text:style-name="T52">The key PSP science objectives are to </text:span><text:span text:style-name="T78">“</text:span><text:span text:style-name="T64">trace the flow of energy that heats and accelerates the solar corona and solar wind, determine the structure and dynamics of the plasma and magnetic fields at the sources of the solar wind, and explore mechanisms that accelerate and transport energetic particles”</text:span><text:span text:style-name="T62"> (ref.1 NASA STDT report, ref.2 Fox et al </text:span><text:span text:style-name="T63">2015</text:span><text:span text:style-name="T62">). To achieve these goals, </text:span><text:span text:style-name="T52">PSP has four scientific instruments on board: FIELDS for the measurements of magnetic fields and AC/DC electric fields, SWEAP for the measurements of flux of electrons, protons and alphas, ISIS for the measurement of solar energetic particles and WISPR for the measurement of coronal structures (ref. to each instrument paper).</text:span></text:p>
        <text:p text:style-name="P12"><text:span text:style-name="T52">The Wide field Imager for Solar Probe (WISPR) will contribute to the science goals by deriving the 3D structure of the solar corona through which the in-situ measurements are made to determine the sources of the solar wind. It will provide density power spectra over a wide range of structures, e.g., streamers and pseudostreamers, equatorial coronal holes, for determining the roles of <text:s/>turbulence, waves, and pressure-balanced structures in the solar wind. It will also measure the physical properties, such as speed and density jumps, of SEP-producing shocks and their CME drivers as they evolve in the corona and inner hel</text:span><text:span text:style-name="T70">iosphere </text:span><text:span text:style-name="T103">(ref. Vourlidas et al., </text:span><text:span text:style-name="T104">20</text:span><text:span text:style-name="T105">16</text:span><text:span text:style-name="T103">).</text:span></text:p>
        <text:p text:style-name="P13">CGAUSS (Coronagraphic German And US Solar Probe Survey) is the German contribution to the PSP mission as part of the Wide field Imager for Solar PRobe (WISPR). One of the objectives of the CGAUSS project is to extrapolate the solar wind environment down to the closest perihelion of 9.86 <text:span text:style-name="T226">Rs</text:span> distance to the Sun in order to optimize the WISPR and PSP science operations. To achieve th<text:span text:style-name="T226">at</text:span> goal this study uses <text:span text:style-name="T110">for this approach</text:span> in situ solar wind data from the US-German Helios 1 and 2 space probes and 1 AU data from various satellites compiled in the NASA/GSFC OMNI solar wind database.</text:p>
        <text:p text:style-name="P14"><text:span text:style-name="T224">This paper examines</text:span><text:span text:style-name="T33"> the variations of the </text:span><text:span text:style-name="T224">bulk solar wind</text:span><text:span text:style-name="T33"> frequency distributions, consider</text:span><text:span text:style-name="T224">s</text:span><text:span text:style-name="T33"> solar activity and extrapolate</text:span><text:span text:style-name="T224">s</text:span><text:span text:style-name="T33"> these </text:span><text:span text:style-name="T224">distributions</text:span><text:span text:style-name="T33"> to the near-Sun region.</text:span></text:p>
        <text:p text:style-name="P31">In section 2 we …, in section will …</text:p>
        <text:list xml:id="list200937779502608" text:continue-numbering="true" text:style-name="WWNum2">
          <text:list-item>
            <text:h text:style-name="P34" text:outline-level="1"><text:span text:style-name="T79">Solar wind</text:span><text:span text:style-name="T82"> </text:span><text:span text:style-name="T79">environment</text:span></text:h>
          </text:list-item>
        </text:list>
        <text:p text:style-name="P15"><text:span text:style-name="T130">As </text:span><text:span text:style-name="T146">a</text:span><text:span text:style-name="T167"> </text:span><text:span text:style-name="T130">baseline </text:span><text:span text:style-name="T168">we treat</text:span><text:span text:style-name="T17"> the </text:span><text:span text:style-name="T1">solar wind primarily as a proton plasma, because</text:span><text:span text:style-name="T52"> </text:span><text:span text:style-name="T130">the</text:span><text:span text:style-name="T52"> </text:span><text:span text:style-name="T1">average helium abundance is only about 4</text:span><text:span text:style-name="T9">.</text:span><text:span text:style-name="T1">5 % and in slow wind at solar cycle minimum even less than 2 % (Feldman et</text:span><text:span text:style-name="T18"> </text:span><text:span text:style-name="T1">al. 1978; Schwenn 1983; Kasper et al. 2012).</text:span><text:span text:style-name="T52"> </text:span>Neglecting heavier ions,<text:span text:style-name="T83"> </text:span>the<text:span text:style-name="T83"> </text:span>electron<text:span text:style-name="T83"> </text:span>and<text:span text:style-name="T83"> </text:span>mass<text:span text:style-name="T83"> </text:span>density<text:span text:style-name="T83"> </text:span>can<text:span text:style-name="T83"> </text:span><text:span text:style-name="T171">then</text:span><text:span text:style-name="T83"> </text:span><text:span text:style-name="T80">be</text:span><text:span text:style-name="T84"> </text:span><text:span text:style-name="T80">derived</text:span><text:span text:style-name="T84"> </text:span><text:span text:style-name="T80">….</text:span></text:p>
      </text:section>
      <text:p text:style-name="P32"/>
      <text:section text:style-name="Sect2" text:name="Section2">
        <text:p text:style-name="P24"><text:span text:style-name="T130">The</text:span><text:span text:style-name="T52"> </text:span><text:span text:style-name="T1">characteristic behavior of a </text:span><text:span text:style-name="T130">magnetized</text:span><text:span text:style-name="T52"> </text:span><text:span text:style-name="T1">plasma is deter- mined by its </text:span><text:span text:style-name="T19">density</text:span><text:span text:style-name="T1">, </text:span><text:span text:style-name="T19">temperature and magnetic field strength</text:span><text:span text:style-name="T66"> </text:span><text:span text:style-name="T118">(ref.)</text:span><text:span text:style-name="T130">.</text:span><text:span text:style-name="T52"> </text:span><text:span text:style-name="T1">Furthermore,</text:span><text:span text:style-name="T15"> </text:span><text:span text:style-name="T1">the</text:span><text:span text:style-name="T15"> </text:span><text:span text:style-name="T1">bulk</text:span><text:span text:style-name="T60"> </text:span><text:span text:style-name="T142">flow</text:span><text:span text:style-name="T60"> </text:span><text:span text:style-name="T19">velocity</text:span><text:span text:style-name="T16"> </text:span><text:span text:style-name="T1">is</text:span><text:span text:style-name="T15"> </text:span><text:span text:style-name="T1">the</text:span><text:span text:style-name="T15"> </text:span><text:span text:style-name="T1">parameter</text:span><text:span text:style-name="T15"> </text:span><text:span text:style-name="T1">which</text:span><text:span text:style-name="T15"> </text:span><text:span text:style-name="T1">makes</text:span><text:span text:style-name="T15"> </text:span><text:span text:style-name="T1">the plasma a ’wind’. For</text:span><text:span text:style-name="T52"> </text:span><text:span text:style-name="T130">this</text:span><text:span text:style-name="T52"> </text:span><text:span text:style-name="T1">study we define the solar wind envi- ronment</text:span><text:span text:style-name="T65"> </text:span><text:span text:style-name="T130">through</text:span><text:span text:style-name="T52"> </text:span><text:span text:style-name="T1">the</text:span><text:span text:style-name="T164">se</text:span><text:span text:style-name="T1"> four</text:span><text:span text:style-name="T17"> </text:span><text:span text:style-name="T1">major solar</text:span><text:span text:style-name="T17"> </text:span><text:span text:style-name="T1">wind</text:span><text:span text:style-name="T17"> </text:span><text:span text:style-name="T1">parameters</text:span><text:span text:style-name="T52"> </text:span><text:span text:style-name="T110">a, b, c, d</text:span><text:span text:style-name="T227">.</text:span><text:span text:style-name="T17"> </text:span><text:span text:style-name="T1">Quantities</text:span><text:span text:style-name="T17"> </text:span><text:span text:style-name="T1">like flux</text:span><text:span text:style-name="T20"> </text:span><text:span text:style-name="T1">densities,</text:span><text:span text:style-name="T21"> </text:span><text:span text:style-name="T1">mass</text:span><text:span text:style-name="T20"> </text:span><text:span text:style-name="T1">flux</text:span><text:span text:style-name="T20"> </text:span><text:span text:style-name="T1">and</text:span><text:span text:style-name="T21"> </text:span><text:span text:style-name="T1">plasma</text:span><text:span text:style-name="T20"> </text:span><text:span text:style-name="T1">beta</text:span><text:span text:style-name="T20"> </text:span><text:span text:style-name="T1">can</text:span><text:span text:style-name="T21"> </text:span><text:span text:style-name="T1">directly</text:span><text:span text:style-name="T20"> </text:span><text:span text:style-name="T1">be</text:span><text:span text:style-name="T20"> </text:span><text:span text:style-name="T1">derived from those four</text:span><text:span text:style-name="T22"> </text:span><text:span text:style-name="T1">parameters</text:span><text:span text:style-name="T52"> </text:span><text:span text:style-name="T110">(ref.)</text:span><text:span text:style-name="T52">.</text:span></text:p>
        <text:p text:style-name="P24"><text:span text:style-name="T130">Generally</text:span><text:span text:style-name="T144">,</text:span><text:span text:style-name="T130"> two </text:span><text:span text:style-name="T187">types</text:span><text:span text:style-name="T130"> of solar wind are observed in the heliosphere</text:span><text:span text:style-name="T144">,</text:span><text:span text:style-name="T130"> as slow and fast streams</text:span><text:span text:style-name="T52"> </text:span><text:span text:style-name="T130">(ref.</text:span><text:span text:style-name="T52"> </text:span><text:span text:style-name="T130">Neugebauer 196</text:span><text:span text:style-name="T162">6</text:span><text:span text:style-name="T52">, Schwenn </text:span><text:span text:style-name="T77">(19xx)</text:span><text:span text:style-name="T52">, McComas et al. </text:span><text:span text:style-name="T77">(19xx)</text:span><text:span text:style-name="T130">).</text:span><text:span text:style-name="T52"> </text:span><text:span text:style-name="T130">Fast streams are found to originate from coronal holes </text:span><text:span text:style-name="T160">as Ulysses </text:span><text:span text:style-name="T161">polar </text:span><text:span text:style-name="T160">measurements revealed</text:span><text:span text:style-name="T204"> </text:span><text:span text:style-name="T130">(ref.).</text:span><text:span text:style-name="T189"> </text:span><text:span text:style-name="T117">whereas</text:span><text:span text:style-name="T76"> </text:span><text:span text:style-name="T68">T</text:span><text:span text:style-name="T67">he origin of slow wind is a subject of controversial discussions because several sources are closed magnetic structures in the solar corona, such as</text:span><text:span text:style-name="T52"> Schwenn </text:span><text:span text:style-name="T77">(19xx)</text:span><text:span text:style-name="T73"> </text:span><text:span text:style-name="T52">has even reported the possibility of four types of solar wind depending on the phase of the solar cycle/activity.</text:span></text:p>
        <text:p text:style-name="P24"><text:span text:style-name="T130">The solar wind</text:span><text:span text:style-name="T1"> velocity is the defining parameter of the</text:span><text:span text:style-name="T23"> </text:span><text:span text:style-name="T1">two types of solar wind.</text:span><text:span text:style-name="T52"> </text:span><text:span text:style-name="T130">Slow solar wind has typical speeds </text:span><text:span text:style-name="T110">of</text:span><text:span text:style-name="T130"> </text:span><text:span text:style-name="T158">&lt; 400 </text:span><text:span text:style-name="T130">km/s and fast solar wind has speeds </text:span><text:span text:style-name="T158">&gt; </text:span><text:span text:style-name="T159">6</text:span><text:span text:style-name="T158">00 </text:span><text:span text:style-name="T130">km/s (ref. s. Buch </text:span><text:span text:style-name="T159">Schwenn1990, p. 144</text:span><text:span text:style-name="T130">).</text:span><text:span text:style-name="T52"> </text:span><text:span text:style-name="T130">Their</text:span><text:span text:style-name="T52"> </text:span><text:span text:style-name="T1">di</text:span><text:span text:style-name="T9">ff</text:span><text:span text:style-name="T1">erent compositions and characteristics</text:span><text:span text:style-name="T69"> </text:span><text:span text:style-name="T130">indicate</text:span><text:span text:style-name="T172"> </text:span><text:span text:style-name="T1">di</text:span><text:span text:style-name="T9">ff</text:span><text:span text:style-name="T1">erent</text:span><text:span text:style-name="T24"> </text:span><text:span text:style-name="T1">sources</text:span><text:span text:style-name="T25"> </text:span><text:span text:style-name="T1">and</text:span><text:span text:style-name="T24"> </text:span><text:span text:style-name="T1">generation</text:span><text:span text:style-name="T25"> </text:span><text:span text:style-name="T1">pro- cesses</text:span><text:span text:style-name="T17"> </text:span><text:span text:style-name="T1">(ref. in McGregor</text:span><text:span text:style-name="T21"> </text:span><text:span text:style-name="T1">et</text:span><text:span text:style-name="T17"> </text:span><text:span text:style-name="T1">al.</text:span><text:span text:style-name="T21"> </text:span><text:span text:style-name="T1">2011b).</text:span><text:span text:style-name="T65"> </text:span><text:span text:style-name="T1">Their</text:span><text:span text:style-name="T168"> occurrence frequency varies </text:span><text:span text:style-name="T170">strongly</text:span><text:span text:style-name="T169"> </text:span><text:span text:style-name="T168">with </text:span><text:span text:style-name="T110">the</text:span><text:span text:style-name="T1"> solar activity</text:span><text:span text:style-name="T52"> </text:span><text:span text:style-name="T110">cycle</text:span><text:span text:style-name="T52"> </text:span><text:span text:style-name="T1">and their interactions lead to phenomena such as</text:span><text:span text:style-name="T52"> stream </text:span><text:span text:style-name="T1">interaction</text:span><text:span text:style-name="T12"> </text:span><text:span text:style-name="T1">regions</text:span><text:span text:style-name="T52"> (SIRs) and for quasi-stationary coronal source regions to co-rotating interaction regions (CIRs, ref. Buch über CIRs).</text:span></text:p>
        <text:p text:style-name="P21"><text:span text:style-name="T110">Superimposed </text:span><text:span text:style-name="T115">on</text:span><text:span text:style-name="T110"> </text:span><text:span text:style-name="T147">Embedded in</text:span><text:span text:style-name="T130"> the slow and fast </text:span><text:span text:style-name="T147">solar</text:span><text:span text:style-name="T174"> </text:span><text:span text:style-name="T130">wind streams</text:span><text:span text:style-name="T52"> </text:span><text:span text:style-name="T1">are coronal mass ejections (CMEs</text:span><text:span text:style-name="T110">, ref.</text:span><text:span text:style-name="T1">)</text:span><text:span text:style-name="T52">. </text:span><text:span text:style-name="T130">Their frequency in near 1 AU measurements</text:span><text:span text:style-name="T52"> </text:span><text:span text:style-name="T1">varies between almost zero</text:span><text:span text:style-name="T52"> </text:span><text:span text:style-name="T130">during solar</text:span><text:span text:style-name="T52"> </text:span><text:span text:style-name="T1">cycle</text:span> <text:span text:style-name="T182">minima</text:span> <text:span text:style-name="T85">up to a daily rate of about 0.5 during times of solar maximum (Richardson &amp; Cane 2012).</text:span><text:span text:style-name="T180"> This study averages over these internal solar wind</text:span><text:span text:style-name="T178"> </text:span><text:span text:style-name="T180">structures.</text:span></text:p>
        <text:p text:style-name="P21"><text:span text:style-name="T173">Since one</text:span><text:span text:style-name="T109"> </text:span>cannot know which specific solar wind type or struc-ture PSP will encounter at a given point in time<text:span text:style-name="T52"> </text:span><text:span text:style-name="T130">during its mission, we</text:span> extrapolate the parameters’ probability distributions from existing<text:span text:style-name="T86"> </text:span>sol<text:bookmark text:name="_GoBack"/>ar wind<text:span text:style-name="T87"> </text:span>measurements.</text:p>
        <text:p text:style-name="P22">###########################################</text:p>
        <text:p text:style-name="P20">Our<text:span text:style-name="T88"> </text:span>approach<text:span text:style-name="T88"> </text:span>is<text:span text:style-name="T88"> </text:span>to<text:span text:style-name="T88"> </text:span>get<text:span text:style-name="T88"> </text:span>an<text:span text:style-name="T88"> </text:span>analytical<text:span text:style-name="T88"> </text:span>representation<text:span text:style-name="T88"> </text:span>of<text:span text:style-name="T88"> </text:span>the<text:span text:style-name="T88"> </text:span>fre-<text:span text:style-name="T89"> </text:span>quency<text:span text:style-name="T90"> </text:span>distributions’<text:span text:style-name="T90"> </text:span>shapes,<text:span text:style-name="T90"> </text:span>their<text:span text:style-name="T90"> </text:span>solar<text:span text:style-name="T90"> </text:span>activity<text:span text:style-name="T90"> </text:span>dependence<text:span text:style-name="T90"> </text:span>and<text:span text:style-name="T89"> </text:span>their solar distance scaling. <text:span text:style-name="T88">We </text:span>get the<text:span text:style-name="T91"> </text:span>parameters’<text:span text:style-name="T92"> </text:span>frequency<text:span text:style-name="T89"> </text:span>distributions and solar activity dependence from<text:span text:style-name="T93"> </text:span>near-Earth<text:span text:style-name="T94"> </text:span>so-<text:span text:style-name="T89"> </text:span>lar wind and sunspot number (SSN) time series with<text:span text:style-name="T95"> </text:span>a<text:span text:style-name="T96"> </text:span>duration<text:span text:style-name="T89"> </text:span>of almost five solar cycles and their distance<text:span text:style-name="T97"> </text:span>dependency<text:span text:style-name="T98"> </text:span>from<text:span text:style-name="T89"> </text:span>solar wind measurements of more than half a solar<text:span text:style-name="T99"> </text:span>cycle,<text:span text:style-name="T81"> </text:span>cover-<text:span text:style-name="T89"> </text:span>ing<text:span text:style-name="T100"> </text:span>more<text:span text:style-name="T101"> </text:span>than<text:span text:style-name="T100"> </text:span>two<text:span text:style-name="T100"> </text:span>third<text:span text:style-name="T101"> </text:span>of<text:span text:style-name="T100"> </text:span>the<text:span text:style-name="T100"> </text:span>distance<text:span text:style-name="T101"> </text:span>to<text:span text:style-name="T100"> </text:span>the<text:span text:style-name="T100"> </text:span>Sun<text:span text:style-name="T101"> </text:span>(0<text:span text:style-name="T44">.</text:span>29–0<text:span text:style-name="T44">.</text:span>98<text:span text:style-name="T102"> </text:span>au).</text:p>
        <text:p text:style-name="P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 svg:font-family="'Arial Unicode MS'"/>
    <style:font-face style:name="Droid Sans Devanagari1" svg:font-family="'Droid Sans Devanagari'" style:font-family-generic="swiss"/>
    <style:font-face style:name="Arial2" svg:font-family="Arial" style:font-pitch="variable"/>
    <style:font-face style:name="Arial Unicode MS1" svg:font-family="'Arial Unicode MS'" style:font-pitch="variable"/>
    <style:font-face style:name="Calibri1" svg:font-family="Calibr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1618in" fo:margin-right="0in" fo:text-align="justify" style:justify-single-word="false" fo:text-indent="-0.0807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2" style:display-name="ListLabel 2"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3" style:display-name="ListLabel 3" style:family="text">
      <style:text-properties style:font-name="Arial" fo:font-family="Arial" style:font-family-generic="roman" style:font-pitch="variable"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811in" fo:margin-left="0.0811in"/>
        </style:list-level-properties>
        <style:text-properties fo:font-family="'Times New Roman'" style:font-style-name="Regular" style:font-pitch="variable"/>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138in" fo:margin-right="0in" fo:margin-top="0.0118in" fo:margin-bottom="0in" loext:contextual-spacing="false" fo:text-indent="0in" style:auto-text-indent="false"/>
      <style:text-properties style:use-window-font-color="true"/>
    </style:style>
    <style:style style:name="MT1" style:family="text">
      <style:text-properties style:use-window-font-color="true" fo:font-size="9pt" style:font-size-asian="9pt"/>
    </style:style>
    <style:style style:name="MT2" style:family="text">
      <style:text-properties fo:font-size="9pt" style:font-size-asian="9pt"/>
    </style:style>
    <style:style style:name="MT3" style:family="text">
      <style:text-properties fo:font-size="9pt" fo:letter-spacing="-0.002in" style:font-size-asian="9pt"/>
    </style:style>
    <style:style style:name="MT4" style:family="text">
      <style:text-properties fo:font-size="9pt" fo:letter-spacing="-0.0083in" style:font-size-asian="9pt"/>
    </style:style>
    <style:style style:name="MT5" style:family="text">
      <style:text-properties style:use-window-font-color="true" fo:font-size="9pt" fo:letter-spacing="-0.002in" style:font-size-asian="9pt"/>
    </style:style>
    <style:style style:name="MT6" style:family="text">
      <style:text-properties style:use-window-font-color="true" fo:font-size="9pt" fo:letter-spacing="-0.0083in" style:font-size-asian="9pt"/>
    </style:style>
    <style:style style:name="MT7" style:family="text">
      <style:text-properties style:font-name="Arial" fo:font-size="9pt" fo:font-style="italic" style:font-size-asian="9pt" style:font-style-asian="italic"/>
    </style:style>
    <style:style style:name="MT8" style:family="text">
      <style:text-properties fo:font-size="9pt" fo:letter-spacing="-0.0181in" style:font-size-asian="9pt"/>
    </style:style>
    <style:style style:name="MT9" style:family="text">
      <style:text-properties style:use-window-font-color="true" style:font-name="Arial" fo:font-size="9pt" fo:font-style="italic" style:font-size-asian="9pt" style:font-style-asian="italic"/>
    </style:style>
    <style:style style:name="MT10" style:family="text">
      <style:text-properties style:use-window-font-color="true" fo:font-size="9pt" fo:letter-spacing="-0.0181in" style:font-size-asian="9pt"/>
    </style:style>
    <style:style style:name="M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1528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2"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4"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frame draw:style-name="Mfr1" draw:name="Frame4" text:anchor-type="paragraph" svg:x="1.9654in" svg:y="0.4382in" svg:width="4.3374in" svg:height="0.1791in" draw:z-index="9"><draw:text-box><text:p text:style-name="MP4"><text:span text:style-name="MT2">M. S. </text:span><text:span text:style-name="MT3">Venzmer </text:span><text:span text:style-name="MT2">and </text:span><text:span text:style-name="MT4">V. </text:span><text:span text:style-name="MT2">Bothmer: Solar wind prediction for the Parker Solar Probe orbit</text:span></text:p></draw:text-box></draw:frame><draw:custom-shape text:anchor-type="paragraph" draw:z-index="3" draw:name="Text Box 1" draw:style-name="Mgr3" draw:text-style-name="MP3" svg:width="4.337in" svg:height="0.1787in" svg:x="1.9654in" svg:y="0.4382in"><text:p text:style-name="MP2"><text:span text:style-name="MT1">M. S. </text:span><text:span text:style-name="MT5">Venzmer </text:span><text:span text:style-name="MT1">and </text:span><text:span text:style-name="MT6">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1" text:anchor-type="paragraph" svg:x="3.0634in" svg:y="0.4382in" svg:width="2.1425in" svg:height="0.1791in" draw:z-index="10"><draw:text-box><text:p text:style-name="MP4"><text:span text:style-name="MT7">A&amp;A proofs: </text:span><text:span text:style-name="MT2">manuscript no.</text:span><text:span text:style-name="MT8"> </text:span><text:span text:style-name="MT2">paperMVVB</text:span></text:p></draw:text-box></draw:frame><draw:custom-shape text:anchor-type="paragraph" draw:z-index="0" draw:name="Text Box 2" draw:style-name="Mgr4" draw:text-style-name="MP3" svg:width="2.1421in" svg:height="0.1787in" svg:x="3.0634in" svg:y="0.4382in"><text:p text:style-name="MP2"><text:span text:style-name="MT9">A&amp;A proofs: </text:span><text:span text:style-name="MT1">manuscript no.</text:span><text:span text:style-name="MT10">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5"/>
    <style:master-page style:name="Converted7" style:page-layout-name="Mpm4"/>
    <style:master-page style:name="Converted8" style:page-layout-name="Mpm5"/>
    <style:master-page style:name="Converted9" style:page-layout-name="Mpm4"/>
    <style:master-page style:name="Converted10" style:page-layout-name="Mpm5"/>
    <style:master-page style:name="Converted11" style:page-layout-name="Mpm4"/>
    <style:master-page style:name="Converted12" style:page-layout-name="Mpm5"/>
    <style:master-page style:name="Converted13" style:page-layout-name="Mpm4"/>
    <style:master-page style:name="Converted14" style:page-layout-name="Mpm5"/>
    <style:master-page style:name="Converted15" style:page-layout-name="Mpm4"/>
    <style:master-page style:name="Converted16" style:page-layout-name="Mpm5"/>
    <style:master-page style:name="Converted17" style:page-layout-name="Mpm4"/>
    <style:master-page style:name="Converted18" style:page-layout-name="Mpm5"/>
    <style:master-page style:name="Converted19" style:page-layout-name="Mpm6"/>
    <style:master-page style:name="Converted20" style:page-layout-name="Mpm5"/>
    <style:master-page style:name="Converted21" style:page-layout-name="Mpm4"/>
    <style:master-page style:name="Converted2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8</meta:editing-cycles>
    <meta:creation-date>2017-06-21T12:39:00</meta:creation-date>
    <dc:date>2017-06-23T20:09:37.077166316</dc:date>
    <meta:editing-duration>PT6H27M25S</meta:editing-duration>
    <meta:generator>LibreOffice/5.2.5.1$Linux_X86_64 LibreOffice_project/20m0$Build-1</meta:generator>
    <meta:document-statistic meta:table-count="0" meta:image-count="0" meta:object-count="0" meta:page-count="4" meta:paragraph-count="37" meta:word-count="1787" meta:character-count="11101" meta:non-whitespace-character-count="9352"/>
    <meta:user-defined meta:name="AppVersion">15.0000</meta:user-defined>
    <meta:user-defined meta:name="Created" meta:value-type="date">2017-06-21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6-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